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64.06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rmedi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6" table:number-columns-repeated="8" table:default-cell-style-name="ce2"/>
        <table:table-row table:style-name="ro1">
          <table:table-cell office:value-type="string" calcext:value-type="string">
            <text:p>Experiment Group</text:p>
          </table:table-cell>
          <table:table-cell office:value-type="string" calcext:value-type="string">
            <text:p>Approach</text:p>
          </table:table-cell>
          <table:table-cell office:value-type="string" calcext:value-type="string" table:number-columns-spanned="2" table:number-rows-spanned="1">
            <text:p>kroA100</text:p>
          </table:table-cell>
          <table:covered-table-cell/>
          <table:table-cell office:value-type="string" calcext:value-type="string" table:number-columns-spanned="2" table:number-rows-spanned="1">
            <text:p>pr439</text:p>
          </table:table-cell>
          <table:covered-table-cell/>
          <table:table-cell office:value-type="string" calcext:value-type="string" table:number-columns-spanned="2" table:number-rows-spanned="1">
            <text:p>rat783</text:p>
          </table:table-cell>
          <table:covered-table-cell/>
          <table:table-cell office:value-type="string" calcext:value-type="string" table:number-columns-spanned="2" table:number-rows-spanned="1">
            <text:p>pla7397</text:p>
          </table:table-cell>
          <table:covered-table-cell/>
          <table:table-cell/>
          <table:table-cell office:value-type="string" calcext:value-type="string">
            <text:p>Group</text:p>
          </table:table-cell>
          <table:table-cell table:number-columns-repeated="2" office:value-type="string" calcext:value-type="string">
            <text:p>Heuristic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 table:number-columns-spanned="2" table:number-rows-spanned="1">
            <text:p>kroA100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pr439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rat783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pla7397</text:p>
          </table:table-cell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election</text:p>
          </table:table-cell>
          <table:table-cell office:value-type="string" calcext:value-type="string">
            <text:p>control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y.ES</text:p>
          </table:table-cell>
          <table:table-cell office:value-type="float" office:value="133595.555555556" calcext:value-type="float">
            <text:p>133595.555555556</text:p>
          </table:table-cell>
          <table:table-cell office:value-type="float" office:value="1249.02573143141" calcext:value-type="float">
            <text:p>1249.02573143141</text:p>
          </table:table-cell>
          <table:table-cell office:value-type="float" office:value="1663521.66666667" calcext:value-type="float">
            <text:p>1663521.66666667</text:p>
          </table:table-cell>
          <table:table-cell office:value-type="float" office:value="22427.0869764666" calcext:value-type="float">
            <text:p>22427.0869764666</text:p>
          </table:table-cell>
          <table:table-cell office:value-type="float" office:value="156313.909090909" calcext:value-type="float">
            <text:p>156313.909090909</text:p>
          </table:table-cell>
          <table:table-cell office:value-type="float" office:value="4157.36785609706" calcext:value-type="float">
            <text:p>4157.36785609706</text:p>
          </table:table-cell>
          <table:table-cell office:value-type="float" office:value="2737831471.66667" calcext:value-type="float">
            <text:p>2737831471.66667</text:p>
          </table:table-cell>
          <table:table-cell office:value-type="float" office:value="4225615.61453401" calcext:value-type="float">
            <text:p>4225615.61453401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py.ES</text:p>
          </table:table-cell>
          <table:table-cell table:number-columns-repeated="2" office:value-type="string" calcext:value-type="string">
            <text:p>XXXX</text:p>
          </table:table-cell>
          <table:table-cell table:formula="of:=[.C3]/[.C$31]" office:value-type="float" office:value="3.37699834851872" calcext:value-type="float">
            <text:p>3.377</text:p>
          </table:table-cell>
          <table:table-cell table:formula="of:=[.D3]/[.C$31]" office:value-type="float" office:value="0.0315725909799989" calcext:value-type="float">
            <text:p>0.032</text:p>
          </table:table-cell>
          <table:table-cell table:formula="of:=[.E3]/[.E$31]" office:value-type="float" office:value="5.20170750951888" calcext:value-type="float">
            <text:p>5.202</text:p>
          </table:table-cell>
          <table:table-cell table:formula="of:=[.F3]/[.E$31]" office:value-type="float" office:value="0.0701278192401779" calcext:value-type="float">
            <text:p>0.070</text:p>
          </table:table-cell>
          <table:table-cell table:formula="of:=[.G3]/[.G$31]" office:value-type="float" office:value="6.52280940281374" calcext:value-type="float">
            <text:p>6.523</text:p>
          </table:table-cell>
          <table:table-cell table:formula="of:=[.H3]/[.G$31]" office:value-type="float" office:value="0.173482438641685" calcext:value-type="float">
            <text:p>0.173</text:p>
          </table:table-cell>
          <table:table-cell table:formula="of:=[.I3]/[.I$31]" office:value-type="float" office:value="3.52832550216418" calcext:value-type="float">
            <text:p>3.528</text:p>
          </table:table-cell>
          <table:table-cell table:formula="of:=[.J3]/[.I$31]" office:value-type="float" office:value="0.0054456775332586" calcext:value-type="float">
            <text:p>0.005</text:p>
          </table:table-cell>
        </table:table-row>
        <table:table-row table:style-name="ro1">
          <table:table-cell/>
          <table:table-cell office:value-type="string" calcext:value-type="string">
            <text:p>py.SA</text:p>
          </table:table-cell>
          <table:table-cell office:value-type="float" office:value="39560.4444444444" calcext:value-type="float">
            <text:p>39560.4444444444</text:p>
          </table:table-cell>
          <table:table-cell office:value-type="float" office:value="3191.20048379568" calcext:value-type="float">
            <text:p>3191.20048379568</text:p>
          </table:table-cell>
          <table:table-cell office:value-type="float" office:value="340823.3" calcext:value-type="float">
            <text:p>340823.3</text:p>
          </table:table-cell>
          <table:table-cell office:value-type="float" office:value="12546.3071330881" calcext:value-type="float">
            <text:p>12546.3071330881</text:p>
          </table:table-cell>
          <table:table-cell office:value-type="float" office:value="35157.2727272727" calcext:value-type="float">
            <text:p>35157.2727272727</text:p>
          </table:table-cell>
          <table:table-cell office:value-type="float" office:value="2824.66812531699" calcext:value-type="float">
            <text:p>2824.66812531699</text:p>
          </table:table-cell>
          <table:table-cell office:value-type="float" office:value="1380256719.66667" calcext:value-type="float">
            <text:p>1380256719.66667</text:p>
          </table:table-cell>
          <table:table-cell office:value-type="float" office:value="13657387.2779032" calcext:value-type="float">
            <text:p>13657387.2779032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table:number-columns-repeated="2" office:value-type="string" calcext:value-type="string">
            <text:p>XXXX</text:p>
          </table:table-cell>
          <table:table-cell table:formula="of:=[.C4]/[.C$31]" office:value-type="float" office:value="1" calcext:value-type="float">
            <text:p>1.000</text:p>
          </table:table-cell>
          <table:table-cell table:formula="of:=[.D4]/[.C$31]" office:value-type="float" office:value="0.0806664467149035" calcext:value-type="float">
            <text:p>0.081</text:p>
          </table:table-cell>
          <table:table-cell table:formula="of:=[.E4]/[.E$31]" office:value-type="float" office:value="1.0657289018552" calcext:value-type="float">
            <text:p>1.066</text:p>
          </table:table-cell>
          <table:table-cell table:formula="of:=[.F4]/[.E$31]" office:value-type="float" office:value="0.039231361597884" calcext:value-type="float">
            <text:p>0.039</text:p>
          </table:table-cell>
          <table:table-cell table:formula="of:=[.G4]/[.G$31]" office:value-type="float" office:value="1.46707475013865" calcext:value-type="float">
            <text:p>1.467</text:p>
          </table:table-cell>
          <table:table-cell table:formula="of:=[.H4]/[.G$31]" office:value-type="float" office:value="0.117870328461496" calcext:value-type="float">
            <text:p>0.118</text:p>
          </table:table-cell>
          <table:table-cell table:formula="of:=[.I4]/[.I$31]" office:value-type="float" office:value="1.77877821696919" calcext:value-type="float">
            <text:p>1.779</text:p>
          </table:table-cell>
          <table:table-cell table:formula="of:=[.J4]/[.I$31]" office:value-type="float" office:value="0.0176006844556521" calcext:value-type="float">
            <text:p>0.018</text:p>
          </table:table-cell>
        </table:table-row>
        <table:table-row table:style-name="ro1">
          <table:table-cell/>
          <table:table-cell office:value-type="string" calcext:value-type="string">
            <text:p>j.ES</text:p>
          </table:table-cell>
          <table:table-cell office:value-type="float" office:value="134140.555555556" calcext:value-type="float">
            <text:p>134140.555555556</text:p>
          </table:table-cell>
          <table:table-cell office:value-type="float" office:value="1633.5375807669" calcext:value-type="float">
            <text:p>1633.5375807669</text:p>
          </table:table-cell>
          <table:table-cell office:value-type="float" office:value="1713684.33333333" calcext:value-type="float">
            <text:p>1713684.33333333</text:p>
          </table:table-cell>
          <table:table-cell office:value-type="float" office:value="14765.6627094757" calcext:value-type="float">
            <text:p>14765.6627094757</text:p>
          </table:table-cell>
          <table:table-cell office:value-type="float" office:value="165617.2" calcext:value-type="float">
            <text:p>165617.2</text:p>
          </table:table-cell>
          <table:table-cell office:value-type="float" office:value="643.940266380867" calcext:value-type="float">
            <text:p>643.940266380867</text:p>
          </table:table-cell>
          <table:table-cell office:value-type="float" office:value="2648540705.44444" calcext:value-type="float">
            <text:p>2648540705.44444</text:p>
          </table:table-cell>
          <table:table-cell office:value-type="float" office:value="8181262.29098151" calcext:value-type="float">
            <text:p>8181262.29098151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table:number-columns-repeated="2" office:value-type="string" calcext:value-type="string">
            <text:p>XXXX</text:p>
          </table:table-cell>
          <table:table-cell table:formula="of:=[.C5]/[.C$31]" office:value-type="float" office:value="3.39077473570682" calcext:value-type="float">
            <text:p>3.391</text:p>
          </table:table-cell>
          <table:table-cell table:formula="of:=[.D5]/[.C$31]" office:value-type="float" office:value="0.0412921948604725" calcext:value-type="float">
            <text:p>0.041</text:p>
          </table:table-cell>
          <table:table-cell table:formula="of:=[.E5]/[.E$31]" office:value-type="float" office:value="5.35856240664826" calcext:value-type="float">
            <text:p>5.359</text:p>
          </table:table-cell>
          <table:table-cell table:formula="of:=[.F5]/[.E$31]" office:value-type="float" office:value="0.0461711200629004" calcext:value-type="float">
            <text:p>0.046</text:p>
          </table:table-cell>
          <table:table-cell table:formula="of:=[.G5]/[.G$31]" office:value-type="float" office:value="6.91102561320637" calcext:value-type="float">
            <text:p>6.911</text:p>
          </table:table-cell>
          <table:table-cell table:formula="of:=[.H5]/[.G$31]" office:value-type="float" office:value="0.026870926898493" calcext:value-type="float">
            <text:p>0.027</text:p>
          </table:table-cell>
          <table:table-cell table:formula="of:=[.I5]/[.I$31]" office:value-type="float" office:value="3.41325381465163" calcext:value-type="float">
            <text:p>3.413</text:p>
          </table:table-cell>
          <table:table-cell table:formula="of:=[.J5]/[.I$31]" office:value-type="float" office:value="0.0105434380018986" calcext:value-type="float">
            <text:p>0.011</text:p>
          </table:table-cell>
        </table:table-row>
        <table:table-row table:style-name="ro1">
          <table:table-cell office:value-type="string" calcext:value-type="string">
            <text:p>Tuned</text:p>
          </table:table-cell>
          <table:table-cell office:value-type="string" calcext:value-type="string">
            <text:p>py.ES</text:p>
          </table:table-cell>
          <table:table-cell office:value-type="float" office:value="39571.5555555556" calcext:value-type="float">
            <text:p>39571.5555555556</text:p>
          </table:table-cell>
          <table:table-cell office:value-type="float" office:value="3737.82557481991" calcext:value-type="float">
            <text:p>3737.82557481991</text:p>
          </table:table-cell>
          <table:table-cell office:value-type="float" office:value="319803" calcext:value-type="float">
            <text:p>319803</text:p>
          </table:table-cell>
          <table:table-cell office:value-type="float" office:value="18705.0186180073" calcext:value-type="float">
            <text:p>18705.0186180073</text:p>
          </table:table-cell>
          <table:table-cell office:value-type="float" office:value="39203.2" calcext:value-type="float">
            <text:p>39203.2</text:p>
          </table:table-cell>
          <table:table-cell office:value-type="float" office:value="12356.9202905363" calcext:value-type="float">
            <text:p>12356.9202905363</text:p>
          </table:table-cell>
          <table:table-cell office:value-type="float" office:value="2432905011" calcext:value-type="float">
            <text:p>2432905011</text:p>
          </table:table-cell>
          <table:table-cell office:value-type="float" office:value="7405687.88324955" calcext:value-type="float">
            <text:p>7405687.88324955</text:p>
          </table:table-cell>
          <table:table-cell/>
          <table:table-cell office:value-type="string" calcext:value-type="string">
            <text:p>Tuned</text:p>
          </table:table-cell>
          <table:table-cell office:value-type="string" calcext:value-type="string">
            <text:p>py.ES</text:p>
          </table:table-cell>
          <table:table-cell table:number-columns-repeated="2" office:value-type="string" calcext:value-type="string">
            <text:p>XXXX</text:p>
          </table:table-cell>
          <table:table-cell table:formula="of:=[.C6]/[.C$31]" office:value-type="float" office:value="1.00028086416286" calcext:value-type="float">
            <text:p>1.000</text:p>
          </table:table-cell>
          <table:table-cell table:formula="of:=[.D6]/[.C$31]" office:value-type="float" office:value="0.0944839125877115" calcext:value-type="float">
            <text:p>0.094</text:p>
          </table:table-cell>
          <table:table-cell table:formula="of:=[.E6]/[.E$31]" office:value-type="float" office:value="1" calcext:value-type="float">
            <text:p>1.000</text:p>
          </table:table-cell>
          <table:table-cell table:formula="of:=[.F6]/[.E$31]" office:value-type="float" office:value="0.0584891905892293" calcext:value-type="float">
            <text:p>0.058</text:p>
          </table:table-cell>
          <table:table-cell table:formula="of:=[.G6]/[.G$31]" office:value-type="float" office:value="1.63590689445089" calcext:value-type="float">
            <text:p>1.636</text:p>
          </table:table-cell>
          <table:table-cell table:formula="of:=[.H6]/[.G$31]" office:value-type="float" office:value="0.515640843029864" calcext:value-type="float">
            <text:p>0.516</text:p>
          </table:table-cell>
          <table:table-cell table:formula="of:=[.I6]/[.I$31]" office:value-type="float" office:value="3.13535763011327" calcext:value-type="float">
            <text:p>3.135</text:p>
          </table:table-cell>
          <table:table-cell table:formula="of:=[.J6]/[.I$31]" office:value-type="float" office:value="0.00954393200967592" calcext:value-type="float">
            <text:p>0.010</text:p>
          </table:table-cell>
        </table:table-row>
        <table:table-row table:style-name="ro1">
          <table:table-cell/>
          <table:table-cell office:value-type="string" calcext:value-type="string">
            <text:p>py.SA</text:p>
          </table:table-cell>
          <table:table-cell office:value-type="float" office:value="42818.8888888889" calcext:value-type="float">
            <text:p>42818.8888888889</text:p>
          </table:table-cell>
          <table:table-cell office:value-type="float" office:value="3149.10322331789" calcext:value-type="float">
            <text:p>3149.10322331789</text:p>
          </table:table-cell>
          <table:table-cell office:value-type="float" office:value="325720.555555556" calcext:value-type="float">
            <text:p>325720.555555556</text:p>
          </table:table-cell>
          <table:table-cell office:value-type="float" office:value="23970.0790211" calcext:value-type="float">
            <text:p>23970.0790211</text:p>
          </table:table-cell>
          <table:table-cell office:value-type="float" office:value="30094.3" calcext:value-type="float">
            <text:p>30094.3</text:p>
          </table:table-cell>
          <table:table-cell office:value-type="float" office:value="1392.99095075628" calcext:value-type="float">
            <text:p>1392.99095075628</text:p>
          </table:table-cell>
          <table:table-cell office:value-type="float" office:value="1171728906.44444" calcext:value-type="float">
            <text:p>1171728906.44444</text:p>
          </table:table-cell>
          <table:table-cell office:value-type="float" office:value="5239671.13514952" calcext:value-type="float">
            <text:p>5239671.13514952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table:number-columns-repeated="2" office:value-type="string" calcext:value-type="string">
            <text:p>XXXX</text:p>
          </table:table-cell>
          <table:table-cell table:formula="of:=[.C7]/[.C$31]" office:value-type="float" office:value="1.08236622439923" calcext:value-type="float">
            <text:p>1.082</text:p>
          </table:table-cell>
          <table:table-cell table:formula="of:=[.D7]/[.C$31]" office:value-type="float" office:value="0.0796023216508662" calcext:value-type="float">
            <text:p>0.080</text:p>
          </table:table-cell>
          <table:table-cell table:formula="of:=[.E7]/[.E$31]" office:value-type="float" office:value="1.01850375248373" calcext:value-type="float">
            <text:p>1.019</text:p>
          </table:table-cell>
          <table:table-cell table:formula="of:=[.F7]/[.E$31]" office:value-type="float" office:value="0.074952639659728" calcext:value-type="float">
            <text:p>0.075</text:p>
          </table:table-cell>
          <table:table-cell table:formula="of:=[.G7]/[.G$31]" office:value-type="float" office:value="1.2558024052545" calcext:value-type="float">
            <text:p>1.256</text:p>
          </table:table-cell>
          <table:table-cell table:formula="of:=[.H7]/[.G$31]" office:value-type="float" office:value="0.0581279972106843" calcext:value-type="float">
            <text:p>0.058</text:p>
          </table:table-cell>
          <table:table-cell table:formula="of:=[.I7]/[.I$31]" office:value-type="float" office:value="1.51004217206771" calcext:value-type="float">
            <text:p>1.510</text:p>
          </table:table-cell>
          <table:table-cell table:formula="of:=[.J7]/[.I$31]" office:value-type="float" office:value="0.00675252128570477" calcext:value-type="float">
            <text:p>0.007</text:p>
          </table:table-cell>
        </table:table-row>
        <table:table-row table:style-name="ro1">
          <table:table-cell/>
          <table:table-cell office:value-type="string" calcext:value-type="string">
            <text:p>j.ES</text:p>
          </table:table-cell>
          <table:table-cell office:value-type="float" office:value="39905.4444444444" calcext:value-type="float">
            <text:p>39905.4444444444</text:p>
          </table:table-cell>
          <table:table-cell office:value-type="float" office:value="2242.31003159192" calcext:value-type="float">
            <text:p>2242.31003159192</text:p>
          </table:table-cell>
          <table:table-cell office:value-type="float" office:value="338968.666666667" calcext:value-type="float">
            <text:p>338968.666666667</text:p>
          </table:table-cell>
          <table:table-cell office:value-type="float" office:value="22113.1377465976" calcext:value-type="float">
            <text:p>22113.1377465976</text:p>
          </table:table-cell>
          <table:table-cell office:value-type="float" office:value="23964.2" calcext:value-type="float">
            <text:p>23964.2</text:p>
          </table:table-cell>
          <table:table-cell office:value-type="float" office:value="724.271557420895" calcext:value-type="float">
            <text:p>724.271557420895</text:p>
          </table:table-cell>
          <table:table-cell office:value-type="float" office:value="775957736.888889" calcext:value-type="float">
            <text:p>775957736.888889</text:p>
          </table:table-cell>
          <table:table-cell office:value-type="float" office:value="10846169.2265955" calcext:value-type="float">
            <text:p>10846169.2265955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table:number-columns-repeated="2" office:value-type="string" calcext:value-type="string">
            <text:p>XXXX</text:p>
          </table:table-cell>
          <table:table-cell table:formula="of:=[.C8]/[.C$31]" office:value-type="float" office:value="1.00872083225669" calcext:value-type="float">
            <text:p>1.009</text:p>
          </table:table-cell>
          <table:table-cell table:formula="of:=[.D8]/[.C$31]" office:value-type="float" office:value="0.0566806076898567" calcext:value-type="float">
            <text:p>0.057</text:p>
          </table:table-cell>
          <table:table-cell table:formula="of:=[.E8]/[.E$31]" office:value-type="float" office:value="1.05992960249487" calcext:value-type="float">
            <text:p>1.060</text:p>
          </table:table-cell>
          <table:table-cell table:formula="of:=[.F8]/[.E$31]" office:value-type="float" office:value="0.0691461235404221" calcext:value-type="float">
            <text:p>0.069</text:p>
          </table:table-cell>
          <table:table-cell table:formula="of:=[.G8]/[.G$31]" office:value-type="float" office:value="1" calcext:value-type="float">
            <text:p>1.000</text:p>
          </table:table-cell>
          <table:table-cell table:formula="of:=[.H8]/[.G$31]" office:value-type="float" office:value="0.03022306429678" calcext:value-type="float">
            <text:p>0.030</text:p>
          </table:table-cell>
          <table:table-cell table:formula="of:=[.I8]/[.I$31]" office:value-type="float" office:value="1" calcext:value-type="float">
            <text:p>1.000</text:p>
          </table:table-cell>
          <table:table-cell table:formula="of:=[.J8]/[.I$31]" office:value-type="float" office:value="0.0139777834680558" calcext:value-type="float">
            <text:p>0.014</text:p>
          </table:table-cell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HH-FRAMAB</text:p>
          </table:table-cell>
          <table:table-cell office:value-type="float" office:value="39134.5555555556" calcext:value-type="float">
            <text:p>39134.5555555556</text:p>
          </table:table-cell>
          <table:table-cell office:value-type="float" office:value="3131.8441895755" calcext:value-type="float">
            <text:p>3131.8441895755</text:p>
          </table:table-cell>
          <table:table-cell office:value-type="float" office:value="360532.555555556" calcext:value-type="float">
            <text:p>360532.555555556</text:p>
          </table:table-cell>
          <table:table-cell office:value-type="float" office:value="25971.4177756583" calcext:value-type="float">
            <text:p>25971.4177756583</text:p>
          </table:table-cell>
          <table:table-cell office:value-type="float" office:value="34794.3333333333" calcext:value-type="float">
            <text:p>34794.3333333333</text:p>
          </table:table-cell>
          <table:table-cell office:value-type="float" office:value="1444.11253024132" calcext:value-type="float">
            <text:p>1444.11253024132</text:p>
          </table:table-cell>
          <table:table-cell office:value-type="float" office:value="1728591280.66667" calcext:value-type="float">
            <text:p>1728591280.66667</text:p>
          </table:table-cell>
          <table:table-cell office:value-type="float" office:value="364476875.023839" calcext:value-type="float">
            <text:p>364476875.023839</text:p>
          </table:table-cell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FRAMAB</text:p>
          </table:table-cell>
          <table:table-cell office:value-type="string" calcext:value-type="string">
            <text:p>XXXX</text:p>
          </table:table-cell>
          <table:table-cell table:formula="of:=[.C9]/[.C$31]" office:value-type="float" office:value="0.989234476637719" calcext:value-type="float">
            <text:p>0.989</text:p>
          </table:table-cell>
          <table:table-cell table:formula="of:=[.D9]/[.C$31]" office:value-type="float" office:value="0.0791660516851273" calcext:value-type="float">
            <text:p>0.079</text:p>
          </table:table-cell>
          <table:table-cell table:formula="of:=[.E9]/[.E$31]" office:value-type="float" office:value="1.12735826604364" calcext:value-type="float">
            <text:p>1.127</text:p>
          </table:table-cell>
          <table:table-cell table:formula="of:=[.F9]/[.E$31]" office:value-type="float" office:value="0.0812106758712653" calcext:value-type="float">
            <text:p>0.081</text:p>
          </table:table-cell>
          <table:table-cell table:formula="of:=[.G9]/[.G$31]" office:value-type="float" office:value="1.45192968400086" calcext:value-type="float">
            <text:p>1.452</text:p>
          </table:table-cell>
          <table:table-cell table:formula="of:=[.H9]/[.G$31]" office:value-type="float" office:value="0.0602612451173552" calcext:value-type="float">
            <text:p>0.060</text:p>
          </table:table-cell>
          <table:table-cell table:formula="of:=[.I9]/[.I$31]" office:value-type="float" office:value="2.22768740936491" calcext:value-type="float">
            <text:p>2.228</text:p>
          </table:table-cell>
          <table:table-cell table:formula="of:=[.J9]/[.I$31]" office:value-type="float" office:value="0.46971227645099" calcext:value-type="float">
            <text:p>0.470</text:p>
          </table:table-cell>
        </table:table-row>
        <table:table-row table:style-name="ro1">
          <table:table-cell/>
          <table:table-cell office:value-type="string" calcext:value-type="string">
            <text:p>HH-BRR</text:p>
          </table:table-cell>
          <table:table-cell office:value-type="float" office:value="38018.5555555556" calcext:value-type="float">
            <text:p>38018.5555555556</text:p>
          </table:table-cell>
          <table:table-cell office:value-type="float" office:value="2237.05381646883" calcext:value-type="float">
            <text:p>2237.05381646883</text:p>
          </table:table-cell>
          <table:table-cell office:value-type="float" office:value="342915.111111111" calcext:value-type="float">
            <text:p>342915.111111111</text:p>
          </table:table-cell>
          <table:table-cell office:value-type="float" office:value="19211.0846612343" calcext:value-type="float">
            <text:p>19211.0846612343</text:p>
          </table:table-cell>
          <table:table-cell office:value-type="float" office:value="34693.3333333333" calcext:value-type="float">
            <text:p>34693.3333333333</text:p>
          </table:table-cell>
          <table:table-cell office:value-type="float" office:value="1506.77519889332" calcext:value-type="float">
            <text:p>1506.77519889332</text:p>
          </table:table-cell>
          <table:table-cell office:value-type="float" office:value="1934187051.66667" calcext:value-type="float">
            <text:p>1934187051.66667</text:p>
          </table:table-cell>
          <table:table-cell office:value-type="float" office:value="449660041.275482" calcext:value-type="float">
            <text:p>449660041.275482</text:p>
          </table:table-cell>
          <table:table-cell table:number-columns-repeated="2"/>
          <table:table-cell office:value-type="string" calcext:value-type="string">
            <text:p>YYYY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XXXX</text:p>
          </table:table-cell>
          <table:table-cell table:formula="of:=[.C10]/[.C$31]" office:value-type="float" office:value="0.961024480120435" calcext:value-type="float">
            <text:p>0.961</text:p>
          </table:table-cell>
          <table:table-cell table:formula="of:=[.D10]/[.C$31]" office:value-type="float" office:value="0.0565477422684261" calcext:value-type="float">
            <text:p>0.057</text:p>
          </table:table-cell>
          <table:table-cell table:formula="of:=[.E10]/[.E$31]" office:value-type="float" office:value="1.07226983834145" calcext:value-type="float">
            <text:p>1.072</text:p>
          </table:table-cell>
          <table:table-cell table:formula="of:=[.F10]/[.E$31]" office:value-type="float" office:value="0.0600716211581326" calcext:value-type="float">
            <text:p>0.060</text:p>
          </table:table-cell>
          <table:table-cell table:formula="of:=[.G10]/[.G$31]" office:value-type="float" office:value="1.44771506385915" calcext:value-type="float">
            <text:p>1.448</text:p>
          </table:table-cell>
          <table:table-cell table:formula="of:=[.H10]/[.G$31]" office:value-type="float" office:value="0.0628760901216531" calcext:value-type="float">
            <text:p>0.063</text:p>
          </table:table-cell>
          <table:table-cell table:formula="of:=[.I10]/[.I$31]" office:value-type="float" office:value="2.49264484354723" calcext:value-type="float">
            <text:p>2.493</text:p>
          </table:table-cell>
          <table:table-cell table:formula="of:=[.J10]/[.I$31]" office:value-type="float" office:value="0.579490376728945" calcext:value-type="float">
            <text:p>0.579</text:p>
          </table:table-cell>
        </table:table-row>
        <table:table-row table:style-name="ro1">
          <table:table-cell office:value-type="string" calcext:value-type="string">
            <text:p>PC-S</text:p>
          </table:table-cell>
          <table:table-cell office:value-type="string" calcext:value-type="string">
            <text:p>py.ES PC-S-TPE</text:p>
          </table:table-cell>
          <table:table-cell office:value-type="float" office:value="32912.6666666667" calcext:value-type="float">
            <text:p>32912.6666666667</text:p>
          </table:table-cell>
          <table:table-cell office:value-type="float" office:value="1499.33827070478" calcext:value-type="float">
            <text:p>1499.33827070478</text:p>
          </table:table-cell>
          <table:table-cell office:value-type="float" office:value="493723.222222222" calcext:value-type="float">
            <text:p>493723.222222222</text:p>
          </table:table-cell>
          <table:table-cell office:value-type="float" office:value="18222.00912892" calcext:value-type="float">
            <text:p>18222.00912892</text:p>
          </table:table-cell>
          <table:table-cell office:value-type="float" office:value="86364.6666666667" calcext:value-type="float">
            <text:p>86364.6666666667</text:p>
          </table:table-cell>
          <table:table-cell office:value-type="float" office:value="22669.0236721831" calcext:value-type="float">
            <text:p>22669.0236721831</text:p>
          </table:table-cell>
          <table:table-cell office:value-type="float" office:value="2734300724.77778" calcext:value-type="float">
            <text:p>2734300724.77778</text:p>
          </table:table-cell>
          <table:table-cell office:value-type="float" office:value="7249281.21372492" calcext:value-type="float">
            <text:p>7249281.21372492</text:p>
          </table:table-cell>
          <table:table-cell/>
          <table:table-cell office:value-type="string" calcext:value-type="string">
            <text:p>PC-S</text:p>
          </table:table-cell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formula="of:=[.C11]/[.C$31]" office:value-type="float" office:value="0.83195897136309" calcext:value-type="float">
            <text:p>0.832</text:p>
          </table:table-cell>
          <table:table-cell table:formula="of:=[.D11]/[.C$31]" office:value-type="float" office:value="0.0378999349415887" calcext:value-type="float">
            <text:p>0.038</text:p>
          </table:table-cell>
          <table:table-cell table:formula="of:=[.E11]/[.E$31]" office:value-type="float" office:value="1.54383549316993" calcext:value-type="float">
            <text:p>1.544</text:p>
          </table:table-cell>
          <table:table-cell table:formula="of:=[.F11]/[.E$31]" office:value-type="float" office:value="0.0569788561361839" calcext:value-type="float">
            <text:p>0.057</text:p>
          </table:table-cell>
          <table:table-cell table:formula="of:=[.G11]/[.G$31]" office:value-type="float" office:value="3.60390360064875" calcext:value-type="float">
            <text:p>3.604</text:p>
          </table:table-cell>
          <table:table-cell table:formula="of:=[.H11]/[.G$31]" office:value-type="float" office:value="0.945953700611043" calcext:value-type="float">
            <text:p>0.946</text:p>
          </table:table-cell>
          <table:table-cell table:formula="of:=[.I11]/[.I$31]" office:value-type="float" office:value="3.52377532279095" calcext:value-type="float">
            <text:p>3.524</text:p>
          </table:table-cell>
          <table:table-cell table:formula="of:=[.J11]/[.I$31]" office:value-type="float" office:value="0.00934236604533393" calcext:value-type="float">
            <text:p>0.009</text:p>
          </table:table-cell>
        </table:table-row>
        <table:table-row table:style-name="ro1">
          <table:table-cell/>
          <table:table-cell office:value-type="string" calcext:value-type="string">
            <text:p>py.SA PC-S-TPE</text:p>
          </table:table-cell>
          <table:table-cell office:value-type="float" office:value="38107.6666666667" calcext:value-type="float">
            <text:p>38107.6666666667</text:p>
          </table:table-cell>
          <table:table-cell office:value-type="float" office:value="3000.59606578426" calcext:value-type="float">
            <text:p>3000.59606578426</text:p>
          </table:table-cell>
          <table:table-cell office:value-type="float" office:value="469720.222222222" calcext:value-type="float">
            <text:p>469720.222222222</text:p>
          </table:table-cell>
          <table:table-cell office:value-type="float" office:value="21469.5501104342" calcext:value-type="float">
            <text:p>21469.5501104342</text:p>
          </table:table-cell>
          <table:table-cell office:value-type="float" office:value="51287.3333333333" calcext:value-type="float">
            <text:p>51287.3333333333</text:p>
          </table:table-cell>
          <table:table-cell office:value-type="float" office:value="2153.75683399961" calcext:value-type="float">
            <text:p>2153.75683399961</text:p>
          </table:table-cell>
          <table:table-cell office:value-type="float" office:value="2096100983" calcext:value-type="float">
            <text:p>2096100983</text:p>
          </table:table-cell>
          <table:table-cell office:value-type="float" office:value="94931765.397831" calcext:value-type="float">
            <text:p>94931765.397831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formula="of:=[.C12]/[.C$31]" office:value-type="float" office:value="0.963277010706542" calcext:value-type="float">
            <text:p>0.963</text:p>
          </table:table-cell>
          <table:table-cell table:formula="of:=[.D12]/[.C$31]" office:value-type="float" office:value="0.0758483911877699" calcext:value-type="float">
            <text:p>0.076</text:p>
          </table:table-cell>
          <table:table-cell table:formula="of:=[.E12]/[.E$31]" office:value-type="float" office:value="1.46877991207782" calcext:value-type="float">
            <text:p>1.469</text:p>
          </table:table-cell>
          <table:table-cell table:formula="of:=[.F12]/[.E$31]" office:value-type="float" office:value="0.0671336732627092" calcext:value-type="float">
            <text:p>0.067</text:p>
          </table:table-cell>
          <table:table-cell table:formula="of:=[.G12]/[.G$31]" office:value-type="float" office:value="2.14016463446864" calcext:value-type="float">
            <text:p>2.140</text:p>
          </table:table-cell>
          <table:table-cell table:formula="of:=[.H12]/[.G$31]" office:value-type="float" office:value="0.0898739300289435" calcext:value-type="float">
            <text:p>0.090</text:p>
          </table:table-cell>
          <table:table-cell table:formula="of:=[.I12]/[.I$31]" office:value-type="float" office:value="2.70130818129873" calcext:value-type="float">
            <text:p>2.701</text:p>
          </table:table-cell>
          <table:table-cell table:formula="of:=[.J12]/[.I$31]" office:value-type="float" office:value="0.122341412276458" calcext:value-type="float">
            <text:p>0.122</text:p>
          </table:table-cell>
        </table:table-row>
        <table:table-row table:style-name="ro1">
          <table:table-cell/>
          <table:table-cell office:value-type="string" calcext:value-type="string">
            <text:p>j.ES PC-S-TPE</text:p>
          </table:table-cell>
          <table:table-cell office:value-type="float" office:value="29524.2222222222" calcext:value-type="float">
            <text:p>29524.2222222222</text:p>
          </table:table-cell>
          <table:table-cell office:value-type="float" office:value="3405.49041173873" calcext:value-type="float">
            <text:p>3405.49041173873</text:p>
          </table:table-cell>
          <table:table-cell office:value-type="float" office:value="330206.888888889" calcext:value-type="float">
            <text:p>330206.888888889</text:p>
          </table:table-cell>
          <table:table-cell office:value-type="float" office:value="12339.940117809" calcext:value-type="float">
            <text:p>12339.940117809</text:p>
          </table:table-cell>
          <table:table-cell office:value-type="float" office:value="27584.7777777778" calcext:value-type="float">
            <text:p>27584.7777777778</text:p>
          </table:table-cell>
          <table:table-cell office:value-type="float" office:value="1294.38989274656" calcext:value-type="float">
            <text:p>1294.38989274656</text:p>
          </table:table-cell>
          <table:table-cell office:value-type="float" office:value="1791427490.88889" calcext:value-type="float">
            <text:p>1791427490.88889</text:p>
          </table:table-cell>
          <table:table-cell office:value-type="float" office:value="359454274.962153" calcext:value-type="float">
            <text:p>359454274.962153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formula="of:=[.C13]/[.C$31]" office:value-type="float" office:value="0.74630663625844" calcext:value-type="float">
            <text:p>0.746</text:p>
          </table:table-cell>
          <table:table-cell table:formula="of:=[.D13]/[.C$31]" office:value-type="float" office:value="0.0860832192247267" calcext:value-type="float">
            <text:p>0.086</text:p>
          </table:table-cell>
          <table:table-cell table:formula="of:=[.E13]/[.E$31]" office:value-type="float" office:value="1.03253218040134" calcext:value-type="float">
            <text:p>1.033</text:p>
          </table:table-cell>
          <table:table-cell table:formula="of:=[.F13]/[.E$31]" office:value-type="float" office:value="0.0385860674159059" calcext:value-type="float">
            <text:p>0.039</text:p>
          </table:table-cell>
          <table:table-cell table:formula="of:=[.G13]/[.G$31]" office:value-type="float" office:value="1.15108277254312" calcext:value-type="float">
            <text:p>1.151</text:p>
          </table:table-cell>
          <table:table-cell table:formula="of:=[.H13]/[.G$31]" office:value-type="float" office:value="0.054013482308884" calcext:value-type="float">
            <text:p>0.054</text:p>
          </table:table-cell>
          <table:table-cell table:formula="of:=[.I13]/[.I$31]" office:value-type="float" office:value="2.30866631740977" calcext:value-type="float">
            <text:p>2.309</text:p>
          </table:table-cell>
          <table:table-cell table:formula="of:=[.J13]/[.I$31]" office:value-type="float" office:value="0.463239501165802" calcext:value-type="float">
            <text:p>0.463</text:p>
          </table:table-cell>
        </table:table-row>
        <table:table-row table:style-name="ro1">
          <table:table-cell/>
          <table:table-cell office:value-type="string" calcext:value-type="string">
            <text:p>py.ES PC-S-BRR</text:p>
          </table:table-cell>
          <table:table-cell office:value-type="float" office:value="36061" calcext:value-type="float">
            <text:p>36061</text:p>
          </table:table-cell>
          <table:table-cell office:value-type="float" office:value="1309.34325140507" calcext:value-type="float">
            <text:p>1309.34325140507</text:p>
          </table:table-cell>
          <table:table-cell office:value-type="float" office:value="453724.555555556" calcext:value-type="float">
            <text:p>453724.555555556</text:p>
          </table:table-cell>
          <table:table-cell office:value-type="float" office:value="15158.4692260722" calcext:value-type="float">
            <text:p>15158.4692260722</text:p>
          </table:table-cell>
          <table:table-cell office:value-type="float" office:value="63466.8888888889" calcext:value-type="float">
            <text:p>63466.8888888889</text:p>
          </table:table-cell>
          <table:table-cell office:value-type="float" office:value="1501.02002355435" calcext:value-type="float">
            <text:p>1501.02002355435</text:p>
          </table:table-cell>
          <table:table-cell office:value-type="float" office:value="2736403385.44444" calcext:value-type="float">
            <text:p>2736403385.44444</text:p>
          </table:table-cell>
          <table:table-cell office:value-type="float" office:value="6129235.45993787" calcext:value-type="float">
            <text:p>6129235.45993787</text:p>
          </table:table-cell>
          <table:table-cell table:number-columns-repeated="2"/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[.C14]/[.C$31]" office:value-type="float" office:value="0.911541831908416" calcext:value-type="float">
            <text:p>0.912</text:p>
          </table:table-cell>
          <table:table-cell table:formula="of:=[.D14]/[.C$31]" office:value-type="float" office:value="0.033097283657766" calcext:value-type="float">
            <text:p>0.033</text:p>
          </table:table-cell>
          <table:table-cell table:formula="of:=[.E14]/[.E$31]" office:value-type="float" office:value="1.41876266187483" calcext:value-type="float">
            <text:p>1.419</text:p>
          </table:table-cell>
          <table:table-cell table:formula="of:=[.F14]/[.E$31]" office:value-type="float" office:value="0.0473993965849983" calcext:value-type="float">
            <text:p>0.047</text:p>
          </table:table-cell>
          <table:table-cell table:formula="of:=[.G14]/[.G$31]" office:value-type="float" office:value="2.64840424002841" calcext:value-type="float">
            <text:p>2.648</text:p>
          </table:table-cell>
          <table:table-cell table:formula="of:=[.H14]/[.G$31]" office:value-type="float" office:value="0.0626359329146958" calcext:value-type="float">
            <text:p>0.063</text:p>
          </table:table-cell>
          <table:table-cell table:formula="of:=[.I14]/[.I$31]" office:value-type="float" office:value="3.52648508463326" calcext:value-type="float">
            <text:p>3.526</text:p>
          </table:table-cell>
          <table:table-cell table:formula="of:=[.J14]/[.I$31]" office:value-type="float" office:value="0.00789892950164054" calcext:value-type="float">
            <text:p>0.008</text:p>
          </table:table-cell>
        </table:table-row>
        <table:table-row table:style-name="ro1">
          <table:table-cell/>
          <table:table-cell office:value-type="string" calcext:value-type="string">
            <text:p>py.SA PC-S-BRR</text:p>
          </table:table-cell>
          <table:table-cell office:value-type="float" office:value="35862.5555555556" calcext:value-type="float">
            <text:p>35862.5555555556</text:p>
          </table:table-cell>
          <table:table-cell office:value-type="float" office:value="2507.01790535644" calcext:value-type="float">
            <text:p>2507.01790535644</text:p>
          </table:table-cell>
          <table:table-cell office:value-type="float" office:value="333346.555555556" calcext:value-type="float">
            <text:p>333346.555555556</text:p>
          </table:table-cell>
          <table:table-cell office:value-type="float" office:value="5592.44329678699" calcext:value-type="float">
            <text:p>5592.44329678699</text:p>
          </table:table-cell>
          <table:table-cell office:value-type="float" office:value="33861.1111111111" calcext:value-type="float">
            <text:p>33861.1111111111</text:p>
          </table:table-cell>
          <table:table-cell office:value-type="float" office:value="1327.18729315463" calcext:value-type="float">
            <text:p>1327.18729315463</text:p>
          </table:table-cell>
          <table:table-cell office:value-type="float" office:value="1348676334.11111" calcext:value-type="float">
            <text:p>1348676334.11111</text:p>
          </table:table-cell>
          <table:table-cell office:value-type="float" office:value="13555777.1326195" calcext:value-type="float">
            <text:p>13555777.1326195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[.C15]/[.C$31]" office:value-type="float" office:value="0.906525597959803" calcext:value-type="float">
            <text:p>0.907</text:p>
          </table:table-cell>
          <table:table-cell table:formula="of:=[.D15]/[.C$31]" office:value-type="float" office:value="0.0633718336728268" calcext:value-type="float">
            <text:p>0.063</text:p>
          </table:table-cell>
          <table:table-cell table:formula="of:=[.E15]/[.E$31]" office:value-type="float" office:value="1.04234968263448" calcext:value-type="float">
            <text:p>1.042</text:p>
          </table:table-cell>
          <table:table-cell table:formula="of:=[.F15]/[.E$31]" office:value-type="float" office:value="0.0174871508296889" calcext:value-type="float">
            <text:p>0.017</text:p>
          </table:table-cell>
          <table:table-cell table:formula="of:=[.G15]/[.G$31]" office:value-type="float" office:value="1.41298733573877" calcext:value-type="float">
            <text:p>1.413</text:p>
          </table:table-cell>
          <table:table-cell table:formula="of:=[.H15]/[.G$31]" office:value-type="float" office:value="0.0553820821539893" calcext:value-type="float">
            <text:p>0.055</text:p>
          </table:table-cell>
          <table:table-cell table:formula="of:=[.I15]/[.I$31]" office:value-type="float" office:value="1.73807962727258" calcext:value-type="float">
            <text:p>1.738</text:p>
          </table:table-cell>
          <table:table-cell table:formula="of:=[.J15]/[.I$31]" office:value-type="float" office:value="0.017469736414988" calcext:value-type="float">
            <text:p>0.017</text:p>
          </table:table-cell>
        </table:table-row>
        <table:table-row table:style-name="ro1">
          <table:table-cell/>
          <table:table-cell office:value-type="string" calcext:value-type="string">
            <text:p>j.ES PC-S-BRR</text:p>
          </table:table-cell>
          <table:table-cell office:value-type="float" office:value="27770.1111111111" calcext:value-type="float">
            <text:p>27770.1111111111</text:p>
          </table:table-cell>
          <table:table-cell office:value-type="float" office:value="976.303032419295" calcext:value-type="float">
            <text:p>976.303032419295</text:p>
          </table:table-cell>
          <table:table-cell office:value-type="float" office:value="309185.444444444" calcext:value-type="float">
            <text:p>309185.444444444</text:p>
          </table:table-cell>
          <table:table-cell office:value-type="float" office:value="11976.2720839073" calcext:value-type="float">
            <text:p>11976.2720839073</text:p>
          </table:table-cell>
          <table:table-cell office:value-type="float" office:value="26539.4444444444" calcext:value-type="float">
            <text:p>26539.4444444444</text:p>
          </table:table-cell>
          <table:table-cell office:value-type="float" office:value="1291.92686626518" calcext:value-type="float">
            <text:p>1291.92686626518</text:p>
          </table:table-cell>
          <table:table-cell office:value-type="float" office:value="1112330937.22222" calcext:value-type="float">
            <text:p>1112330937.22222</text:p>
          </table:table-cell>
          <table:table-cell office:value-type="float" office:value="13065858.2033548" calcext:value-type="float">
            <text:p>13065858.2033548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[.C16]/[.C$31]" office:value-type="float" office:value="0.70196661086832" calcext:value-type="float">
            <text:p>0.702</text:p>
          </table:table-cell>
          <table:table-cell table:formula="of:=[.D16]/[.C$31]" office:value-type="float" office:value="0.024678768050504" calcext:value-type="float">
            <text:p>0.025</text:p>
          </table:table-cell>
          <table:table-cell table:style-name="ce3" table:formula="of:=[.E16]/[.E$31]" office:value-type="float" office:value="0.966799699954173" calcext:value-type="float">
            <text:p>0.967</text:p>
          </table:table-cell>
          <table:table-cell table:formula="of:=[.F16]/[.E$31]" office:value-type="float" office:value="0.0374489047441935" calcext:value-type="float">
            <text:p>0.037</text:p>
          </table:table-cell>
          <table:table-cell table:formula="of:=[.G16]/[.G$31]" office:value-type="float" office:value="1.10746214955828" calcext:value-type="float">
            <text:p>1.107</text:p>
          </table:table-cell>
          <table:table-cell table:formula="of:=[.H16]/[.G$31]" office:value-type="float" office:value="0.0539107028928645" calcext:value-type="float">
            <text:p>0.054</text:p>
          </table:table-cell>
          <table:table-cell table:formula="of:=[.I16]/[.I$31]" office:value-type="float" office:value="1.43349422828359" calcext:value-type="float">
            <text:p>1.433</text:p>
          </table:table-cell>
          <table:table-cell table:formula="of:=[.J16]/[.I$31]" office:value-type="float" office:value="0.0168383632022807" calcext:value-type="float">
            <text:p>0.017</text:p>
          </table:table-cell>
        </table:table-row>
        <table:table-row table:style-name="ro1">
          <table:table-cell office:value-type="string" calcext:value-type="string">
            <text:p>PC-H</text:p>
          </table:table-cell>
          <table:table-cell office:value-type="string" calcext:value-type="string">
            <text:p>py.ES PC-H-TPE</text:p>
          </table:table-cell>
          <table:table-cell office:value-type="float" office:value="35264.7777777778" calcext:value-type="float">
            <text:p>35264.7777777778</text:p>
          </table:table-cell>
          <table:table-cell office:value-type="float" office:value="4835.97908333405" calcext:value-type="float">
            <text:p>4835.97908333405</text:p>
          </table:table-cell>
          <table:table-cell office:value-type="float" office:value="354660.666666667" calcext:value-type="float">
            <text:p>354660.666666667</text:p>
          </table:table-cell>
          <table:table-cell office:value-type="float" office:value="18535.0925139315" calcext:value-type="float">
            <text:p>18535.0925139315</text:p>
          </table:table-cell>
          <table:table-cell office:value-type="float" office:value="78434.5" calcext:value-type="float">
            <text:p>78434.5</text:p>
          </table:table-cell>
          <table:table-cell office:value-type="float" office:value="59507.1294426138" calcext:value-type="float">
            <text:p>59507.1294426138</text:p>
          </table:table-cell>
          <table:table-cell office:value-type="float" office:value="2734298124.22222" calcext:value-type="float">
            <text:p>2734298124.22222</text:p>
          </table:table-cell>
          <table:table-cell office:value-type="float" office:value="9381521.98188293" calcext:value-type="float">
            <text:p>9381521.98188293</text:p>
          </table:table-cell>
          <table:table-cell/>
          <table:table-cell office:value-type="string" calcext:value-type="string">
            <text:p>PC-H</text:p>
          </table:table-cell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formula="of:=[.C17]/[.C$31]" office:value-type="float" office:value="0.891415105998135" calcext:value-type="float">
            <text:p>0.891</text:p>
          </table:table-cell>
          <table:table-cell table:formula="of:=[.D17]/[.C$31]" office:value-type="float" office:value="0.122242789514797" calcext:value-type="float">
            <text:p>0.122</text:p>
          </table:table-cell>
          <table:table-cell table:formula="of:=[.E17]/[.E$31]" office:value-type="float" office:value="1.10899730980218" calcext:value-type="float">
            <text:p>1.109</text:p>
          </table:table-cell>
          <table:table-cell table:formula="of:=[.F17]/[.E$31]" office:value-type="float" office:value="0.0579578444039972" calcext:value-type="float">
            <text:p>0.058</text:p>
          </table:table-cell>
          <table:table-cell table:formula="of:=[.G17]/[.G$31]" office:value-type="float" office:value="3.27298637133724" calcext:value-type="float">
            <text:p>3.273</text:p>
          </table:table-cell>
          <table:table-cell table:formula="of:=[.H17]/[.G$31]" office:value-type="float" office:value="2.48316778538878" calcext:value-type="float">
            <text:p>2.483</text:p>
          </table:table-cell>
          <table:table-cell table:formula="of:=[.I17]/[.I$31]" office:value-type="float" office:value="3.52377197137703" calcext:value-type="float">
            <text:p>3.524</text:p>
          </table:table-cell>
          <table:table-cell table:formula="of:=[.J17]/[.I$31]" office:value-type="float" office:value="0.0120902486512952" calcext:value-type="float">
            <text:p>0.012</text:p>
          </table:table-cell>
        </table:table-row>
        <table:table-row table:style-name="ro1">
          <table:table-cell/>
          <table:table-cell office:value-type="string" calcext:value-type="string">
            <text:p>py.SA PC-H-TPE</text:p>
          </table:table-cell>
          <table:table-cell office:value-type="float" office:value="37144.5555555556" calcext:value-type="float">
            <text:p>37144.5555555556</text:p>
          </table:table-cell>
          <table:table-cell office:value-type="float" office:value="3008.2014190838" calcext:value-type="float">
            <text:p>3008.2014190838</text:p>
          </table:table-cell>
          <table:table-cell office:value-type="float" office:value="351326.111111111" calcext:value-type="float">
            <text:p>351326.111111111</text:p>
          </table:table-cell>
          <table:table-cell office:value-type="float" office:value="55555.2106117069" calcext:value-type="float">
            <text:p>55555.2106117069</text:p>
          </table:table-cell>
          <table:table-cell office:value-type="float" office:value="31545" calcext:value-type="float">
            <text:p>31545</text:p>
          </table:table-cell>
          <table:table-cell office:value-type="float" office:value="749.187411651969" calcext:value-type="float">
            <text:p>749.187411651969</text:p>
          </table:table-cell>
          <table:table-cell office:value-type="float" office:value="1407196179.88889" calcext:value-type="float">
            <text:p>1407196179.88889</text:p>
          </table:table-cell>
          <table:table-cell office:value-type="float" office:value="292371422.19852" calcext:value-type="float">
            <text:p>292371422.19852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formula="of:=[.C18]/[.C$31]" office:value-type="float" office:value="0.93893170507016" calcext:value-type="float">
            <text:p>0.939</text:p>
          </table:table-cell>
          <table:table-cell table:formula="of:=[.D18]/[.C$31]" office:value-type="float" office:value="0.076040637594663" calcext:value-type="float">
            <text:p>0.076</text:p>
          </table:table-cell>
          <table:table-cell table:formula="of:=[.E18]/[.E$31]" office:value-type="float" office:value="1.09857040462757" calcext:value-type="float">
            <text:p>1.099</text:p>
          </table:table-cell>
          <table:table-cell table:formula="of:=[.F18]/[.E$31]" office:value-type="float" office:value="0.173716977675966" calcext:value-type="float">
            <text:p>0.174</text:p>
          </table:table-cell>
          <table:table-cell table:formula="of:=[.G18]/[.G$31]" office:value-type="float" office:value="1.31633853831966" calcext:value-type="float">
            <text:p>1.316</text:p>
          </table:table-cell>
          <table:table-cell table:formula="of:=[.H18]/[.G$31]" office:value-type="float" office:value="0.0312627757927229" calcext:value-type="float">
            <text:p>0.031</text:p>
          </table:table-cell>
          <table:table-cell table:formula="of:=[.I18]/[.I$31]" office:value-type="float" office:value="1.81349590704627" calcext:value-type="float">
            <text:p>1.813</text:p>
          </table:table-cell>
          <table:table-cell table:formula="of:=[.J18]/[.I$31]" office:value-type="float" office:value="0.376787817556597" calcext:value-type="float">
            <text:p>0.377</text:p>
          </table:table-cell>
        </table:table-row>
        <table:table-row table:style-name="ro1">
          <table:table-cell/>
          <table:table-cell office:value-type="string" calcext:value-type="string">
            <text:p>j.ES PC-H-TPE</text:p>
          </table:table-cell>
          <table:table-cell office:value-type="float" office:value="27177.7777777778" calcext:value-type="float">
            <text:p>27177.7777777778</text:p>
          </table:table-cell>
          <table:table-cell office:value-type="float" office:value="1851.19021022812" calcext:value-type="float">
            <text:p>1851.19021022812</text:p>
          </table:table-cell>
          <table:table-cell office:value-type="float" office:value="317359.666666667" calcext:value-type="float">
            <text:p>317359.666666667</text:p>
          </table:table-cell>
          <table:table-cell office:value-type="float" office:value="15600.0750078325" calcext:value-type="float">
            <text:p>15600.0750078325</text:p>
          </table:table-cell>
          <table:table-cell office:value-type="float" office:value="25916.1" calcext:value-type="float">
            <text:p>25916.1</text:p>
          </table:table-cell>
          <table:table-cell office:value-type="float" office:value="951.783174421102" calcext:value-type="float">
            <text:p>951.783174421102</text:p>
          </table:table-cell>
          <table:table-cell office:value-type="float" office:value="764140101.333333" calcext:value-type="float">
            <text:p>764140101.333333</text:p>
          </table:table-cell>
          <table:table-cell office:value-type="float" office:value="108747262.153678" calcext:value-type="float">
            <text:p>108747262.153678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style-name="ce3" table:formula="of:=[.C19]/[.C$31]" office:value-type="float" office:value="0.686993742346451" calcext:value-type="float">
            <text:p>0.687</text:p>
          </table:table-cell>
          <table:table-cell table:formula="of:=[.D19]/[.C$31]" office:value-type="float" office:value="0.046793968981511" calcext:value-type="float">
            <text:p>0.047</text:p>
          </table:table-cell>
          <table:table-cell table:formula="of:=[.E19]/[.E$31]" office:value-type="float" office:value="0.992359879884387" calcext:value-type="float">
            <text:p>0.992</text:p>
          </table:table-cell>
          <table:table-cell table:formula="of:=[.F19]/[.E$31]" office:value-type="float" office:value="0.0487802647499632" calcext:value-type="float">
            <text:p>0.049</text:p>
          </table:table-cell>
          <table:table-cell table:style-name="ce3" table:formula="of:=[.G19]/[.G$31]" office:value-type="float" office:value="1.08145066390699" calcext:value-type="float">
            <text:p>1.081</text:p>
          </table:table-cell>
          <table:table-cell table:formula="of:=[.H19]/[.G$31]" office:value-type="float" office:value="0.0397168766084869" calcext:value-type="float">
            <text:p>0.040</text:p>
          </table:table-cell>
          <table:table-cell table:style-name="ce3" table:formula="of:=[.I19]/[.I$31]" office:value-type="float" office:value="0.984770258747678" calcext:value-type="float">
            <text:p>0.985</text:p>
          </table:table-cell>
          <table:table-cell table:formula="of:=[.J19]/[.I$31]" office:value-type="float" office:value="0.140145857156715" calcext:value-type="float">
            <text:p>0.140</text:p>
          </table:table-cell>
        </table:table-row>
        <table:table-row table:style-name="ro1">
          <table:table-cell/>
          <table:table-cell office:value-type="string" calcext:value-type="string">
            <text:p>py.ES PC-H-BRR</text:p>
          </table:table-cell>
          <table:table-cell office:value-type="float" office:value="34790.4444444444" calcext:value-type="float">
            <text:p>34790.4444444444</text:p>
          </table:table-cell>
          <table:table-cell office:value-type="float" office:value="2726.55593703444" calcext:value-type="float">
            <text:p>2726.55593703444</text:p>
          </table:table-cell>
          <table:table-cell office:value-type="float" office:value="445087.888888889" calcext:value-type="float">
            <text:p>445087.888888889</text:p>
          </table:table-cell>
          <table:table-cell office:value-type="float" office:value="20507.1817752004" calcext:value-type="float">
            <text:p>20507.1817752004</text:p>
          </table:table-cell>
          <table:table-cell office:value-type="float" office:value="96368.8" calcext:value-type="float">
            <text:p>96368.8</text:p>
          </table:table-cell>
          <table:table-cell office:value-type="float" office:value="48767.0089798877" calcext:value-type="float">
            <text:p>48767.0089798877</text:p>
          </table:table-cell>
          <table:table-cell office:value-type="float" office:value="2732529771.77778" calcext:value-type="float">
            <text:p>2732529771.77778</text:p>
          </table:table-cell>
          <table:table-cell office:value-type="float" office:value="5694367.63389374" calcext:value-type="float">
            <text:p>5694367.63389374</text:p>
          </table:table-cell>
          <table:table-cell table:number-columns-repeated="2"/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[.C20]/[.C$31]" office:value-type="float" office:value="0.879425014885801" calcext:value-type="float">
            <text:p>0.879</text:p>
          </table:table-cell>
          <table:table-cell table:formula="of:=[.D20]/[.C$31]" office:value-type="float" office:value="0.068921266566239" calcext:value-type="float">
            <text:p>0.069</text:p>
          </table:table-cell>
          <table:table-cell table:formula="of:=[.E20]/[.E$31]" office:value-type="float" office:value="1.39175645284406" calcext:value-type="float">
            <text:p>1.392</text:p>
          </table:table-cell>
          <table:table-cell table:formula="of:=[.F20]/[.E$31]" office:value-type="float" office:value="0.0641244196433442" calcext:value-type="float">
            <text:p>0.064</text:p>
          </table:table-cell>
          <table:table-cell table:formula="of:=[.G20]/[.G$31]" office:value-type="float" office:value="4.02136520309462" calcext:value-type="float">
            <text:p>4.021</text:p>
          </table:table-cell>
          <table:table-cell table:formula="of:=[.H20]/[.G$31]" office:value-type="float" office:value="2.03499424057084" calcext:value-type="float">
            <text:p>2.035</text:p>
          </table:table-cell>
          <table:table-cell table:formula="of:=[.I20]/[.I$31]" office:value-type="float" office:value="3.5214930425638" calcext:value-type="float">
            <text:p>3.521</text:p>
          </table:table-cell>
          <table:table-cell table:formula="of:=[.J20]/[.I$31]" office:value-type="float" office:value="0.00733850229617483" calcext:value-type="float">
            <text:p>0.007</text:p>
          </table:table-cell>
        </table:table-row>
        <table:table-row table:style-name="ro1">
          <table:table-cell/>
          <table:table-cell office:value-type="string" calcext:value-type="string">
            <text:p>py.SA PC-H-BRR</text:p>
          </table:table-cell>
          <table:table-cell office:value-type="float" office:value="36496.7777777778" calcext:value-type="float">
            <text:p>36496.7777777778</text:p>
          </table:table-cell>
          <table:table-cell office:value-type="float" office:value="3574.84530356832" calcext:value-type="float">
            <text:p>3574.84530356832</text:p>
          </table:table-cell>
          <table:table-cell office:value-type="float" office:value="343357.555555556" calcext:value-type="float">
            <text:p>343357.555555556</text:p>
          </table:table-cell>
          <table:table-cell office:value-type="float" office:value="12607.1758644741" calcext:value-type="float">
            <text:p>12607.1758644741</text:p>
          </table:table-cell>
          <table:table-cell office:value-type="float" office:value="33690.7" calcext:value-type="float">
            <text:p>33690.7</text:p>
          </table:table-cell>
          <table:table-cell office:value-type="float" office:value="1784.35752832466" calcext:value-type="float">
            <text:p>1784.35752832466</text:p>
          </table:table-cell>
          <table:table-cell office:value-type="float" office:value="1271166340.77778" calcext:value-type="float">
            <text:p>1271166340.77778</text:p>
          </table:table-cell>
          <table:table-cell office:value-type="float" office:value="14802252.2049622" calcext:value-type="float">
            <text:p>14802252.2049622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[.C21]/[.C$31]" office:value-type="float" office:value="0.922557324375639" calcext:value-type="float">
            <text:p>0.923</text:p>
          </table:table-cell>
          <table:table-cell table:formula="of:=[.D21]/[.C$31]" office:value-type="float" office:value="0.0903641340174665" calcext:value-type="float">
            <text:p>0.090</text:p>
          </table:table-cell>
          <table:table-cell table:formula="of:=[.E21]/[.E$31]" office:value-type="float" office:value="1.07365332894174" calcext:value-type="float">
            <text:p>1.074</text:p>
          </table:table-cell>
          <table:table-cell table:formula="of:=[.F21]/[.E$31]" office:value-type="float" office:value="0.0394216935565773" calcext:value-type="float">
            <text:p>0.039</text:p>
          </table:table-cell>
          <table:table-cell table:formula="of:=[.G21]/[.G$31]" office:value-type="float" office:value="1.40587626542927" calcext:value-type="float">
            <text:p>1.406</text:p>
          </table:table-cell>
          <table:table-cell table:formula="of:=[.H21]/[.G$31]" office:value-type="float" office:value="0.0744592988009056" calcext:value-type="float">
            <text:p>0.074</text:p>
          </table:table-cell>
          <table:table-cell table:formula="of:=[.I21]/[.I$31]" office:value-type="float" office:value="1.63819017498861" calcext:value-type="float">
            <text:p>1.638</text:p>
          </table:table-cell>
          <table:table-cell table:formula="of:=[.J21]/[.I$31]" office:value-type="float" office:value="0.0190761062120601" calcext:value-type="float">
            <text:p>0.019</text:p>
          </table:table-cell>
        </table:table-row>
        <table:table-row table:style-name="ro1">
          <table:table-cell/>
          <table:table-cell office:value-type="string" calcext:value-type="string">
            <text:p>j.ES PC-H-BRR</text:p>
          </table:table-cell>
          <table:table-cell office:value-type="float" office:value="28793" calcext:value-type="float">
            <text:p>28793</text:p>
          </table:table-cell>
          <table:table-cell office:value-type="float" office:value="3209.06653094011" calcext:value-type="float">
            <text:p>3209.06653094011</text:p>
          </table:table-cell>
          <table:table-cell office:value-type="float" office:value="311077.777777778" calcext:value-type="float">
            <text:p>311077.777777778</text:p>
          </table:table-cell>
          <table:table-cell office:value-type="float" office:value="19441.5863343104" calcext:value-type="float">
            <text:p>19441.5863343104</text:p>
          </table:table-cell>
          <table:table-cell office:value-type="float" office:value="26449.5555555556" calcext:value-type="float">
            <text:p>26449.5555555556</text:p>
          </table:table-cell>
          <table:table-cell office:value-type="float" office:value="795.528772438671" calcext:value-type="float">
            <text:p>795.528772438671</text:p>
          </table:table-cell>
          <table:table-cell office:value-type="float" office:value="1048196489.11111" calcext:value-type="float">
            <text:p>1048196489.11111</text:p>
          </table:table-cell>
          <table:table-cell office:value-type="float" office:value="109819326.509791" calcext:value-type="float">
            <text:p>109819326.509791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[.C22]/[.C$31]" office:value-type="float" office:value="0.727822965700868" calcext:value-type="float">
            <text:p>0.728</text:p>
          </table:table-cell>
          <table:table-cell table:formula="of:=[.D22]/[.C$31]" office:value-type="float" office:value="0.081118060628633" calcext:value-type="float">
            <text:p>0.081</text:p>
          </table:table-cell>
          <table:table-cell table:formula="of:=[.E22]/[.E$31]" office:value-type="float" office:value="0.972716884387507" calcext:value-type="float">
            <text:p>0.973</text:p>
          </table:table-cell>
          <table:table-cell table:formula="of:=[.F22]/[.E$31]" office:value-type="float" office:value="0.0607923826052613" calcext:value-type="float">
            <text:p>0.061</text:p>
          </table:table-cell>
          <table:table-cell table:formula="of:=[.G22]/[.G$31]" office:value-type="float" office:value="1.10371118399761" calcext:value-type="float">
            <text:p>1.104</text:p>
          </table:table-cell>
          <table:table-cell table:formula="of:=[.H22]/[.G$31]" office:value-type="float" office:value="0.0331965503725837" calcext:value-type="float">
            <text:p>0.033</text:p>
          </table:table-cell>
          <table:table-cell table:formula="of:=[.I22]/[.I$31]" office:value-type="float" office:value="1.35084224214805" calcext:value-type="float">
            <text:p>1.351</text:p>
          </table:table-cell>
          <table:table-cell table:formula="of:=[.J22]/[.I$31]" office:value-type="float" office:value="0.141527458634665" calcext:value-type="float">
            <text:p>0.142</text:p>
          </table:table-cell>
        </table:table-row>
        <table:table-row table:style-name="ro1">
          <table:table-cell office:value-type="string" calcext:value-type="string">
            <text:p>HH-PC-S</text:p>
          </table:table-cell>
          <table:table-cell office:value-type="string" calcext:value-type="string">
            <text:p>HH-PC-S-TPE</text:p>
          </table:table-cell>
          <table:table-cell office:value-type="float" office:value="33802.3333333333" calcext:value-type="float">
            <text:p>33802.3333333333</text:p>
          </table:table-cell>
          <table:table-cell office:value-type="float" office:value="2332.43547606359" calcext:value-type="float">
            <text:p>2332.43547606359</text:p>
          </table:table-cell>
          <table:table-cell office:value-type="float" office:value="331704.444444444" calcext:value-type="float">
            <text:p>331704.444444444</text:p>
          </table:table-cell>
          <table:table-cell office:value-type="float" office:value="24077.4264618912" calcext:value-type="float">
            <text:p>24077.4264618912</text:p>
          </table:table-cell>
          <table:table-cell office:value-type="float" office:value="27723.8888888889" calcext:value-type="float">
            <text:p>27723.8888888889</text:p>
          </table:table-cell>
          <table:table-cell office:value-type="float" office:value="1614.01567870672" calcext:value-type="float">
            <text:p>1614.01567870672</text:p>
          </table:table-cell>
          <table:table-cell office:value-type="float" office:value="1518855038.88889" calcext:value-type="float">
            <text:p>1518855038.88889</text:p>
          </table:table-cell>
          <table:table-cell office:value-type="float" office:value="38873024.7981675" calcext:value-type="float">
            <text:p>38873024.7981675</text:p>
          </table:table-cell>
          <table:table-cell/>
          <table:table-cell office:value-type="string" calcext:value-type="string">
            <text:p>HH-PC-S</text:p>
          </table:table-cell>
          <table:table-cell office:value-type="string" calcext:value-type="string">
            <text:p>YYYY</text:p>
          </table:table-cell>
          <table:table-cell table:style-name="ce1" office:value-type="string" calcext:value-type="string" table:number-columns-spanned="2" table:number-rows-spanned="1">
            <text:p>TPE</text:p>
          </table:table-cell>
          <table:covered-table-cell table:style-name="ce1"/>
          <table:table-cell table:formula="of:=[.C23]/[.C$31]" office:value-type="float" office:value="0.854447764882992" calcext:value-type="float">
            <text:p>0.854</text:p>
          </table:table-cell>
          <table:table-cell table:formula="of:=[.D23]/[.C$31]" office:value-type="float" office:value="0.0589587783660793" calcext:value-type="float">
            <text:p>0.059</text:p>
          </table:table-cell>
          <table:table-cell table:formula="of:=[.E23]/[.E$31]" office:value-type="float" office:value="1.03721492432668" calcext:value-type="float">
            <text:p>1.037</text:p>
          </table:table-cell>
          <table:table-cell table:formula="of:=[.F23]/[.E$31]" office:value-type="float" office:value="0.0752883070574421" calcext:value-type="float">
            <text:p>0.075</text:p>
          </table:table-cell>
          <table:table-cell table:formula="of:=[.G23]/[.G$31]" office:value-type="float" office:value="1.15688772789782" calcext:value-type="float">
            <text:p>1.157</text:p>
          </table:table-cell>
          <table:table-cell table:formula="of:=[.H23]/[.G$31]" office:value-type="float" office:value="0.0673511186981714" calcext:value-type="float">
            <text:p>0.067</text:p>
          </table:table-cell>
          <table:table-cell table:formula="of:=[.I23]/[.I$31]" office:value-type="float" office:value="1.95739402635324" calcext:value-type="float">
            <text:p>1.957</text:p>
          </table:table-cell>
          <table:table-cell table:formula="of:=[.J23]/[.I$31]" office:value-type="float" office:value="0.0500968325337206" calcext:value-type="float">
            <text:p>0.050</text:p>
          </table:table-cell>
        </table:table-row>
        <table:table-row table:style-name="ro1">
          <table:table-cell/>
          <table:table-cell office:value-type="string" calcext:value-type="string">
            <text:p>HH-PC-S-BRR</text:p>
          </table:table-cell>
          <table:table-cell office:value-type="float" office:value="32976.3333333333" calcext:value-type="float">
            <text:p>32976.3333333333</text:p>
          </table:table-cell>
          <table:table-cell office:value-type="float" office:value="2580.83881712904" calcext:value-type="float">
            <text:p>2580.83881712904</text:p>
          </table:table-cell>
          <table:table-cell office:value-type="float" office:value="339957.777777778" calcext:value-type="float">
            <text:p>339957.777777778</text:p>
          </table:table-cell>
          <table:table-cell office:value-type="float" office:value="18548.9714052948" calcext:value-type="float">
            <text:p>18548.9714052948</text:p>
          </table:table-cell>
          <table:table-cell office:value-type="float" office:value="36497.2222222222" calcext:value-type="float">
            <text:p>36497.2222222222</text:p>
          </table:table-cell>
          <table:table-cell office:value-type="float" office:value="6787.82201405167" calcext:value-type="float">
            <text:p>6787.82201405167</text:p>
          </table:table-cell>
          <table:table-cell office:value-type="float" office:value="2152690378.11111" calcext:value-type="float">
            <text:p>2152690378.11111</text:p>
          </table:table-cell>
          <table:table-cell office:value-type="float" office:value="41638256.0238343" calcext:value-type="float">
            <text:p>41638256.0238343</text:p>
          </table:table-cell>
          <table:table-cell table:number-columns-repeated="2"/>
          <table:table-cell office:value-type="string" calcext:value-type="string">
            <text:p>YYYY</text:p>
          </table:table-cell>
          <table:table-cell table:style-name="ce1" office:value-type="string" calcext:value-type="string" table:number-columns-spanned="2" table:number-rows-spanned="1">
            <text:p>BRR</text:p>
          </table:table-cell>
          <table:covered-table-cell table:style-name="ce1"/>
          <table:table-cell table:formula="of:=[.C24]/[.C$31]" office:value-type="float" office:value="0.833568323016256" calcext:value-type="float">
            <text:p>0.834</text:p>
          </table:table-cell>
          <table:table-cell table:formula="of:=[.D24]/[.C$31]" office:value-type="float" office:value="0.0652378620455936" calcext:value-type="float">
            <text:p>0.065</text:p>
          </table:table-cell>
          <table:table-cell table:formula="of:=[.E24]/[.E$31]" office:value-type="float" office:value="1.06302247876905" calcext:value-type="float">
            <text:p>1.063</text:p>
          </table:table-cell>
          <table:table-cell table:formula="of:=[.F24]/[.E$31]" office:value-type="float" office:value="0.0580012426565567" calcext:value-type="float">
            <text:p>0.058</text:p>
          </table:table-cell>
          <table:table-cell table:formula="of:=[.G24]/[.G$31]" office:value-type="float" office:value="1.52298938509202" calcext:value-type="float">
            <text:p>1.523</text:p>
          </table:table-cell>
          <table:table-cell table:formula="of:=[.H24]/[.G$31]" office:value-type="float" office:value="0.283248429492813" calcext:value-type="float">
            <text:p>0.283</text:p>
          </table:table-cell>
          <table:table-cell table:formula="of:=[.I24]/[.I$31]" office:value-type="float" office:value="2.77423663142025" calcext:value-type="float">
            <text:p>2.774</text:p>
          </table:table-cell>
          <table:table-cell table:formula="of:=[.J24]/[.I$31]" office:value-type="float" office:value="0.0536604689203538" calcext:value-type="float">
            <text:p>0.054</text:p>
          </table:table-cell>
        </table:table-row>
        <table:table-row table:style-name="ro1">
          <table:table-cell office:value-type="string" calcext:value-type="string">
            <text:p>HH-PC-H</text:p>
          </table:table-cell>
          <table:table-cell office:value-type="string" calcext:value-type="string">
            <text:p>HH-FRAMAB-PC-H-TPE</text:p>
          </table:table-cell>
          <table:table-cell office:value-type="float" office:value="30651.7777777778" calcext:value-type="float">
            <text:p>30651.7777777778</text:p>
          </table:table-cell>
          <table:table-cell office:value-type="float" office:value="3957.66849855372" calcext:value-type="float">
            <text:p>3957.66849855372</text:p>
          </table:table-cell>
          <table:table-cell office:value-type="float" office:value="324616.333333333" calcext:value-type="float">
            <text:p>324616.333333333</text:p>
          </table:table-cell>
          <table:table-cell office:value-type="float" office:value="21519.2115794236" calcext:value-type="float">
            <text:p>21519.2115794236</text:p>
          </table:table-cell>
          <table:table-cell office:value-type="float" office:value="25499.6666666667" calcext:value-type="float">
            <text:p>25499.6666666667</text:p>
          </table:table-cell>
          <table:table-cell office:value-type="float" office:value="1333.86862171655" calcext:value-type="float">
            <text:p>1333.86862171655</text:p>
          </table:table-cell>
          <table:table-cell office:value-type="float" office:value="1199738015.66667" calcext:value-type="float">
            <text:p>1199738015.66667</text:p>
          </table:table-cell>
          <table:table-cell office:value-type="float" office:value="205533985.276525" calcext:value-type="float">
            <text:p>205533985.276525</text:p>
          </table:table-cell>
          <table:table-cell/>
          <table:table-cell office:value-type="string" calcext:value-type="string">
            <text:p>HH-PC-H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FRAMAB</text:p>
          </table:table-cell>
          <table:table-cell office:value-type="string" calcext:value-type="string">
            <text:p>TPE</text:p>
          </table:table-cell>
          <table:table-cell table:formula="of:=[.C25]/[.C$31]" office:value-type="float" office:value="0.774808731505095" calcext:value-type="float">
            <text:p>0.775</text:p>
          </table:table-cell>
          <table:table-cell table:formula="of:=[.D25]/[.C$31]" office:value-type="float" office:value="0.100041052473805" calcext:value-type="float">
            <text:p>0.100</text:p>
          </table:table-cell>
          <table:table-cell table:formula="of:=[.E25]/[.E$31]" office:value-type="float" office:value="1.01505093239692" calcext:value-type="float">
            <text:p>1.015</text:p>
          </table:table-cell>
          <table:table-cell table:formula="of:=[.F25]/[.E$31]" office:value-type="float" office:value="0.0672889609522851" calcext:value-type="float">
            <text:p>0.067</text:p>
          </table:table-cell>
          <table:table-cell table:style-name="ce3" table:formula="of:=[.G25]/[.G$31]" office:value-type="float" office:value="1.06407335386396" calcext:value-type="float">
            <text:p>1.064</text:p>
          </table:table-cell>
          <table:table-cell table:formula="of:=[.H25]/[.G$31]" office:value-type="float" office:value="0.0556608867275581" calcext:value-type="float">
            <text:p>0.056</text:p>
          </table:table-cell>
          <table:table-cell table:style-name="ce3" table:formula="of:=[.I25]/[.I$31]" office:value-type="float" office:value="1.54613835088091" calcext:value-type="float">
            <text:p>1.546</text:p>
          </table:table-cell>
          <table:table-cell table:formula="of:=[.J25]/[.I$31]" office:value-type="float" office:value="0.264877809068041" calcext:value-type="float">
            <text:p>0.265</text:p>
          </table:table-cell>
        </table:table-row>
        <table:table-row table:style-name="ro1">
          <table:table-cell/>
          <table:table-cell office:value-type="string" calcext:value-type="string">
            <text:p>HH-FRAMAB-PC-H-BRR</text:p>
          </table:table-cell>
          <table:table-cell office:value-type="float" office:value="30764" calcext:value-type="float">
            <text:p>30764</text:p>
          </table:table-cell>
          <table:table-cell office:value-type="float" office:value="2869.07933839411" calcext:value-type="float">
            <text:p>2869.07933839411</text:p>
          </table:table-cell>
          <table:table-cell office:value-type="float" office:value="315931.666666667" calcext:value-type="float">
            <text:p>315931.666666667</text:p>
          </table:table-cell>
          <table:table-cell office:value-type="float" office:value="18865.8698779039" calcext:value-type="float">
            <text:p>18865.8698779039</text:p>
          </table:table-cell>
          <table:table-cell office:value-type="float" office:value="26721.1111111111" calcext:value-type="float">
            <text:p>26721.1111111111</text:p>
          </table:table-cell>
          <table:table-cell office:value-type="float" office:value="908.033513209237" calcext:value-type="float">
            <text:p>908.033513209237</text:p>
          </table:table-cell>
          <table:table-cell office:value-type="float" office:value="1460681036.77778" calcext:value-type="float">
            <text:p>1460681036.77778</text:p>
          </table:table-cell>
          <table:table-cell office:value-type="float" office:value="57770764.4915168" calcext:value-type="float">
            <text:p>57770764.4915168</text:p>
          </table:table-cell>
          <table:table-cell table:number-columns-repeated="2"/>
          <table:table-cell office:value-type="string" calcext:value-type="string">
            <text:p>YYYY</text:p>
          </table:table-cell>
          <table:table-cell office:value-type="string" calcext:value-type="string">
            <text:p>FRAMAB</text:p>
          </table:table-cell>
          <table:table-cell office:value-type="string" calcext:value-type="string">
            <text:p>BRR</text:p>
          </table:table-cell>
          <table:table-cell table:formula="of:=[.C26]/[.C$31]" office:value-type="float" office:value="0.777645459549943" calcext:value-type="float">
            <text:p>0.778</text:p>
          </table:table-cell>
          <table:table-cell table:formula="of:=[.D26]/[.C$31]" office:value-type="float" office:value="0.0725239409891671" calcext:value-type="float">
            <text:p>0.073</text:p>
          </table:table-cell>
          <table:table-cell table:style-name="ce3" table:formula="of:=[.E26]/[.E$31]" office:value-type="float" office:value="0.987894630965521" calcext:value-type="float">
            <text:p>0.988</text:p>
          </table:table-cell>
          <table:table-cell table:formula="of:=[.F26]/[.E$31]" office:value-type="float" office:value="0.0589921604172064" calcext:value-type="float">
            <text:p>0.059</text:p>
          </table:table-cell>
          <table:table-cell table:formula="of:=[.G26]/[.G$31]" office:value-type="float" office:value="1.11504290195838" calcext:value-type="float">
            <text:p>1.115</text:p>
          </table:table-cell>
          <table:table-cell table:formula="of:=[.H26]/[.G$31]" office:value-type="float" office:value="0.0378912508328773" calcext:value-type="float">
            <text:p>0.038</text:p>
          </table:table-cell>
          <table:table-cell table:formula="of:=[.I26]/[.I$31]" office:value-type="float" office:value="1.88242344568173" calcext:value-type="float">
            <text:p>1.882</text:p>
          </table:table-cell>
          <table:table-cell table:formula="of:=[.J26]/[.I$31]" office:value-type="float" office:value="0.0744509162614215" calcext:value-type="float">
            <text:p>0.074</text:p>
          </table:table-cell>
        </table:table-row>
        <table:table-row table:style-name="ro1">
          <table:table-cell/>
          <table:table-cell office:value-type="string" calcext:value-type="string">
            <text:p>HH-BRR-PC-H-TPE</text:p>
          </table:table-cell>
          <table:table-cell office:value-type="float" office:value="30395.5555555556" calcext:value-type="float">
            <text:p>30395.5555555556</text:p>
          </table:table-cell>
          <table:table-cell office:value-type="float" office:value="5406.78992358477" calcext:value-type="float">
            <text:p>5406.78992358477</text:p>
          </table:table-cell>
          <table:table-cell office:value-type="float" office:value="333991.888888889" calcext:value-type="float">
            <text:p>333991.888888889</text:p>
          </table:table-cell>
          <table:table-cell office:value-type="float" office:value="17465.3115807051" calcext:value-type="float">
            <text:p>17465.3115807051</text:p>
          </table:table-cell>
          <table:table-cell office:value-type="float" office:value="26129" calcext:value-type="float">
            <text:p>26129</text:p>
          </table:table-cell>
          <table:table-cell office:value-type="float" office:value="1801.05510743009" calcext:value-type="float">
            <text:p>1801.05510743009</text:p>
          </table:table-cell>
          <table:table-cell office:value-type="float" office:value="1579805636.77778" calcext:value-type="float">
            <text:p>1579805636.77778</text:p>
          </table:table-cell>
          <table:table-cell office:value-type="float" office:value="375451837.300619" calcext:value-type="float">
            <text:p>375451837.300619</text:p>
          </table:table-cell>
          <table:table-cell table:number-columns-repeated="2"/>
          <table:table-cell office:value-type="string" calcext:value-type="string">
            <text:p>YYYY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TPE</text:p>
          </table:table-cell>
          <table:table-cell table:style-name="ce3" table:formula="of:=[.C27]/[.C$31]" office:value-type="float" office:value="0.768332003909629" calcext:value-type="float">
            <text:p>0.768</text:p>
          </table:table-cell>
          <table:table-cell table:formula="of:=[.D27]/[.C$31]" office:value-type="float" office:value="0.136671617306465" calcext:value-type="float">
            <text:p>0.137</text:p>
          </table:table-cell>
          <table:table-cell table:formula="of:=[.E27]/[.E$31]" office:value-type="float" office:value="1.04436759157634" calcext:value-type="float">
            <text:p>1.044</text:p>
          </table:table-cell>
          <table:table-cell table:formula="of:=[.F27]/[.E$31]" office:value-type="float" office:value="0.054612719645235" calcext:value-type="float">
            <text:p>0.055</text:p>
          </table:table-cell>
          <table:table-cell table:formula="of:=[.G27]/[.G$31]" office:value-type="float" office:value="1.09033474933442" calcext:value-type="float">
            <text:p>1.090</text:p>
          </table:table-cell>
          <table:table-cell table:formula="of:=[.H27]/[.G$31]" office:value-type="float" office:value="0.0751560706149209" calcext:value-type="float">
            <text:p>0.075</text:p>
          </table:table-cell>
          <table:table-cell table:formula="of:=[.I27]/[.I$31]" office:value-type="float" office:value="2.03594288925041" calcext:value-type="float">
            <text:p>2.036</text:p>
          </table:table-cell>
          <table:table-cell table:formula="of:=[.J27]/[.I$31]" office:value-type="float" office:value="0.483856039384244" calcext:value-type="float">
            <text:p>0.484</text:p>
          </table:table-cell>
        </table:table-row>
        <table:table-row table:style-name="ro1">
          <table:table-cell/>
          <table:table-cell office:value-type="string" calcext:value-type="string">
            <text:p>HH-BRR-PC-H-BRR</text:p>
          </table:table-cell>
          <table:table-cell office:value-type="float" office:value="30564.1111111111" calcext:value-type="float">
            <text:p>30564.1111111111</text:p>
          </table:table-cell>
          <table:table-cell office:value-type="float" office:value="5825.87599517112" calcext:value-type="float">
            <text:p>5825.87599517112</text:p>
          </table:table-cell>
          <table:table-cell office:value-type="float" office:value="325887.444444444" calcext:value-type="float">
            <text:p>325887.444444444</text:p>
          </table:table-cell>
          <table:table-cell office:value-type="float" office:value="21150.4766796821" calcext:value-type="float">
            <text:p>21150.4766796821</text:p>
          </table:table-cell>
          <table:table-cell office:value-type="float" office:value="27113.5555555556" calcext:value-type="float">
            <text:p>27113.5555555556</text:p>
          </table:table-cell>
          <table:table-cell office:value-type="float" office:value="1233.45907016722" calcext:value-type="float">
            <text:p>1233.45907016722</text:p>
          </table:table-cell>
          <table:table-cell office:value-type="float" office:value="1736442893.11111" calcext:value-type="float">
            <text:p>1736442893.11111</text:p>
          </table:table-cell>
          <table:table-cell office:value-type="float" office:value="89413786.650781" calcext:value-type="float">
            <text:p>89413786.650781</text:p>
          </table:table-cell>
          <table:table-cell table:number-columns-repeated="2"/>
          <table:table-cell office:value-type="string" calcext:value-type="string">
            <text:p>YYYY</text:p>
          </table:table-cell>
          <table:table-cell table:number-columns-repeated="2" office:value-type="string" calcext:value-type="string">
            <text:p>BRR</text:p>
          </table:table-cell>
          <table:table-cell table:formula="of:=[.C28]/[.C$31]" office:value-type="float" office:value="0.772592713260159" calcext:value-type="float">
            <text:p>0.773</text:p>
          </table:table-cell>
          <table:table-cell table:formula="of:=[.D28]/[.C$31]" office:value-type="float" office:value="0.147265180585939" calcext:value-type="float">
            <text:p>0.147</text:p>
          </table:table-cell>
          <table:table-cell table:formula="of:=[.E28]/[.E$31]" office:value-type="float" office:value="1.01902560152483" calcext:value-type="float">
            <text:p>1.019</text:p>
          </table:table-cell>
          <table:table-cell table:formula="of:=[.F28]/[.E$31]" office:value-type="float" office:value="0.0661359545710395" calcext:value-type="float">
            <text:p>0.066</text:p>
          </table:table-cell>
          <table:table-cell table:formula="of:=[.G28]/[.G$31]" office:value-type="float" office:value="1.13141918176094" calcext:value-type="float">
            <text:p>1.131</text:p>
          </table:table-cell>
          <table:table-cell table:formula="of:=[.H28]/[.G$31]" office:value-type="float" office:value="0.051470905357459" calcext:value-type="float">
            <text:p>0.051</text:p>
          </table:table-cell>
          <table:table-cell table:formula="of:=[.I28]/[.I$31]" office:value-type="float" office:value="2.23780601772614" calcext:value-type="float">
            <text:p>2.238</text:p>
          </table:table-cell>
          <table:table-cell table:formula="of:=[.J28]/[.I$31]" office:value-type="float" office:value="0.115230227627184" calcext:value-type="float">
            <text:p>0.115</text:p>
          </table:table-cell>
        </table:table-row>
        <table:table-row table:style-name="ro1" table:number-rows-repeated="2">
          <table:table-cell table:number-columns-repeated="15"/>
          <table:table-cell table:style-name="Default" table:number-columns-repeated="8"/>
        </table:table-row>
        <table:table-row table:style-name="ro1">
          <table:table-cell table:number-columns-repeated="2"/>
          <table:table-cell table:formula="of:=MIN([.C3:.C8])" office:value-type="float" office:value="39560.4444444444" calcext:value-type="float">
            <text:p>39560.4444444444</text:p>
          </table:table-cell>
          <table:table-cell/>
          <table:table-cell table:formula="of:=MIN([.E3:.E8])" office:value-type="float" office:value="319803" calcext:value-type="float">
            <text:p>319803</text:p>
          </table:table-cell>
          <table:table-cell/>
          <table:table-cell table:formula="of:=MIN([.G3:.G8])" office:value-type="float" office:value="23964.2" calcext:value-type="float">
            <text:p>23964.2</text:p>
          </table:table-cell>
          <table:table-cell/>
          <table:table-cell table:formula="of:=MIN([.I3:.I8])" office:value-type="float" office:value="775957736.888889" calcext:value-type="float">
            <text:p>775957736.888889</text:p>
          </table:table-cell>
          <table:table-cell table:number-columns-repeated="3"/>
          <table:table-cell office:value-type="string" calcext:value-type="string">
            <text:p>min PC</text:p>
          </table:table-cell>
          <table:table-cell table:number-columns-repeated="2"/>
          <table:table-cell table:style-name="Default" table:formula="of:=MIN([.P9:.P22])" office:value-type="float" office:value="0.686993742346451" calcext:value-type="float">
            <text:p>0.686993742346451</text:p>
          </table:table-cell>
          <table:table-cell table:style-name="Default" table:formula="of:=MIN([.Q9:.Q22])" office:value-type="float" office:value="0.024678768050504" calcext:value-type="float">
            <text:p>0.024678768050504</text:p>
          </table:table-cell>
          <table:table-cell table:style-name="Default" table:formula="of:=MIN([.R9:.R22])" office:value-type="float" office:value="0.966799699954173" calcext:value-type="float">
            <text:p>0.966799699954173</text:p>
          </table:table-cell>
          <table:table-cell table:style-name="Default" table:formula="of:=MIN([.S9:.S22])" office:value-type="float" office:value="0.0174871508296889" calcext:value-type="float">
            <text:p>0.017487150829689</text:p>
          </table:table-cell>
          <table:table-cell table:style-name="Default" table:formula="of:=MIN([.T9:.T22])" office:value-type="float" office:value="1.08145066390699" calcext:value-type="float">
            <text:p>1.08145066390699</text:p>
          </table:table-cell>
          <table:table-cell table:style-name="Default" table:formula="of:=MIN([.U9:.U22])" office:value-type="float" office:value="0.0312627757927229" calcext:value-type="float">
            <text:p>0.031262775792723</text:p>
          </table:table-cell>
          <table:table-cell table:style-name="Default" table:formula="of:=MIN([.V9:.V22])" office:value-type="float" office:value="0.984770258747678" calcext:value-type="float">
            <text:p>0.984770258747678</text:p>
          </table:table-cell>
          <table:table-cell table:style-name="Default" table:formula="of:=MIN([.W9:.W22])" office:value-type="float" office:value="0.00733850229617483" calcext:value-type="float">
            <text:p>0.00733850229617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n HH-PC</text:p>
          </table:table-cell>
          <table:table-cell table:number-columns-repeated="2"/>
          <table:table-cell table:style-name="Default" table:formula="of:=MIN([.P23:.P28])" office:value-type="float" office:value="0.768332003909629" calcext:value-type="float">
            <text:p>0.768332003909629</text:p>
          </table:table-cell>
          <table:table-cell table:style-name="Default" table:formula="of:=MIN([.Q23:.Q28])" office:value-type="float" office:value="0.0589587783660793" calcext:value-type="float">
            <text:p>0.058958778366079</text:p>
          </table:table-cell>
          <table:table-cell table:style-name="Default" table:formula="of:=MIN([.R23:.R28])" office:value-type="float" office:value="0.987894630965521" calcext:value-type="float">
            <text:p>0.987894630965521</text:p>
          </table:table-cell>
          <table:table-cell table:style-name="Default" table:formula="of:=MIN([.S23:.S28])" office:value-type="float" office:value="0.054612719645235" calcext:value-type="float">
            <text:p>0.054612719645235</text:p>
          </table:table-cell>
          <table:table-cell table:style-name="Default" table:formula="of:=MIN([.T23:.T28])" office:value-type="float" office:value="1.06407335386396" calcext:value-type="float">
            <text:p>1.06407335386396</text:p>
          </table:table-cell>
          <table:table-cell table:style-name="Default" table:formula="of:=MIN([.U23:.U28])" office:value-type="float" office:value="0.0378912508328773" calcext:value-type="float">
            <text:p>0.037891250832877</text:p>
          </table:table-cell>
          <table:table-cell table:style-name="Default" table:formula="of:=MIN([.V23:.V28])" office:value-type="float" office:value="1.54613835088091" calcext:value-type="float">
            <text:p>1.54613835088091</text:p>
          </table:table-cell>
          <table:table-cell table:style-name="Default" table:formula="of:=MIN([.W23:.W28])" office:value-type="float" office:value="0.0500968325337206" calcext:value-type="float">
            <text:p>0.050096832533721</text:p>
          </table:table-cell>
        </table:table-row>
        <table:table-row table:style-name="ro1">
          <table:table-cell table:number-columns-repeated="15"/>
          <table:table-cell table:style-name="Default" table:number-columns-repeated="8"/>
        </table:table-row>
        <table:table-row table:style-name="ro1">
          <table:table-cell table:number-columns-repeated="15"/>
          <table:table-cell table:style-name="Default" table:formula="of:=CONCATENATE([.P3];&quot;pppp&quot;;[.Q3])" office:value-type="string" office:string-value="3.37699834851872pppp0.0315725909799989" calcext:value-type="string">
            <text:p>3.37699834851872pppp0.0315725909799989</text:p>
          </table:table-cell>
          <table:table-cell table:style-name="Default" table:number-columns-repeated="7"/>
        </table:table-row>
      </table:table>
      <table:table table:name="Sheet2" table:style-name="ta1">
        <table:table-column table:style-name="co6" table:number-columns-repeated="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roup</text:p>
          </table:table-cell>
          <table:table-cell table:number-columns-repeated="2" office:value-type="string" calcext:value-type="string">
            <text:p>Heuristic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kroA100</text:p>
          </table:table-cell>
          <table:table-cell/>
          <table:table-cell office:value-type="string" calcext:value-type="string">
            <text:p>pr439</text:p>
          </table:table-cell>
          <table:table-cell/>
          <table:table-cell office:value-type="string" calcext:value-type="string">
            <text:p>rat783</text:p>
          </table:table-cell>
          <table:table-cell/>
          <table:table-cell office:value-type="string" calcext:value-type="string">
            <text:p>pla7397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table:number-columns-repeated="2" office:value-type="string" calcext:value-type="string">
            <text:p>Heuristic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kroA100</text:p>
          </table:table-cell>
          <table:table-cell office:value-type="string" calcext:value-type="string">
            <text:p>pr439</text:p>
          </table:table-cell>
          <table:table-cell office:value-type="string" calcext:value-type="string">
            <text:p>rat783</text:p>
          </table:table-cell>
          <table:table-cell office:value-type="string" calcext:value-type="string">
            <text:p>pla7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tion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election</text:p>
          </table:table-cell>
          <table:table-cell office:value-type="string" calcext:value-type="string">
            <text:p>con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y.ES</text:p>
          </table:table-cell>
          <table:table-cell table:number-columns-repeated="2" office:value-type="string" calcext:value-type="string">
            <text:p>XXXX</text:p>
          </table:table-cell>
          <table:table-cell office:value-type="float" office:value="3.377" calcext:value-type="float">
            <text:p>3.377</text:p>
          </table:table-cell>
          <table:table-cell office:value-type="float" office:value="0.032" calcext:value-type="float">
            <text:p>0.032</text:p>
          </table:table-cell>
          <table:table-cell office:value-type="float" office:value="5.202" calcext:value-type="float">
            <text:p>5.202</text:p>
          </table:table-cell>
          <table:table-cell office:value-type="float" office:value="0.07" calcext:value-type="float">
            <text:p>0.07</text:p>
          </table:table-cell>
          <table:table-cell office:value-type="float" office:value="6.523" calcext:value-type="float">
            <text:p>6.523</text:p>
          </table:table-cell>
          <table:table-cell office:value-type="float" office:value="0.173" calcext:value-type="float">
            <text:p>0.173</text:p>
          </table:table-cell>
          <table:table-cell office:value-type="float" office:value="3.528" calcext:value-type="float">
            <text:p>3.528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py.ES</text:p>
          </table:table-cell>
          <table:table-cell table:number-columns-repeated="2" office:value-type="string" calcext:value-type="string">
            <text:p>XXXX</text:p>
          </table:table-cell>
          <table:table-cell table:formula="of:=COM.MICROSOFT.CONCAT([.E3];&quot;ppppp&quot;;;[.F3])" office:value-type="string" office:string-value="3.377ppppp0.032" calcext:value-type="string">
            <text:p>3.377ppppp0.032</text:p>
          </table:table-cell>
          <table:table-cell table:formula="of:=COM.MICROSOFT.CONCAT([.G3];&quot;ppppp&quot;;;[.H3])" office:value-type="string" office:string-value="5.202ppppp0.07" calcext:value-type="string">
            <text:p>5.202ppppp0.07</text:p>
          </table:table-cell>
          <table:table-cell table:formula="of:=COM.MICROSOFT.CONCAT([.I3];&quot;ppppp&quot;;;[.J3])" office:value-type="string" office:string-value="6.523ppppp0.173" calcext:value-type="string">
            <text:p>6.523ppppp0.173</text:p>
          </table:table-cell>
          <table:table-cell table:formula="of:=COM.MICROSOFT.CONCAT([.K3];&quot;ppppp&quot;;;[.L3])" office:value-type="string" office:string-value="3.528ppppp0.005" calcext:value-type="string">
            <text:p>3.528ppppp0.005</text:p>
          </table:table-cell>
        </table:table-row>
        <table:table-row table:style-name="ro1">
          <table:table-cell/>
          <table:table-cell office:value-type="string" calcext:value-type="string">
            <text:p>py.SA</text:p>
          </table:table-cell>
          <table:table-cell table:number-columns-repeated="2" office:value-type="string" calcext:value-type="string">
            <text:p>XXXX</text:p>
          </table:table-cell>
          <table:table-cell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office:value-type="float" office:value="1.066" calcext:value-type="float">
            <text:p>1.066</text:p>
          </table:table-cell>
          <table:table-cell office:value-type="float" office:value="0.039" calcext:value-type="float">
            <text:p>0.039</text:p>
          </table:table-cell>
          <table:table-cell office:value-type="float" office:value="1.467" calcext:value-type="float">
            <text:p>1.467</text:p>
          </table:table-cell>
          <table:table-cell office:value-type="float" office:value="0.118" calcext:value-type="float">
            <text:p>0.118</text:p>
          </table:table-cell>
          <table:table-cell office:value-type="float" office:value="1.779" calcext:value-type="float">
            <text:p>1.779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table:number-columns-repeated="2" office:value-type="string" calcext:value-type="string">
            <text:p>XXXX</text:p>
          </table:table-cell>
          <table:table-cell table:formula="of:=COM.MICROSOFT.CONCAT([.E4];&quot;ppppp&quot;;;[.F4])" office:value-type="string" office:string-value="1ppppp0.081" calcext:value-type="string">
            <text:p>1ppppp0.081</text:p>
          </table:table-cell>
          <table:table-cell table:formula="of:=COM.MICROSOFT.CONCAT([.G4];&quot;ppppp&quot;;;[.H4])" office:value-type="string" office:string-value="1.066ppppp0.039" calcext:value-type="string">
            <text:p>1.066ppppp0.039</text:p>
          </table:table-cell>
          <table:table-cell table:formula="of:=COM.MICROSOFT.CONCAT([.I4];&quot;ppppp&quot;;;[.J4])" office:value-type="string" office:string-value="1.467ppppp0.118" calcext:value-type="string">
            <text:p>1.467ppppp0.118</text:p>
          </table:table-cell>
          <table:table-cell table:formula="of:=COM.MICROSOFT.CONCAT([.K4];&quot;ppppp&quot;;;[.L4])" office:value-type="string" office:string-value="1.779ppppp0.018" calcext:value-type="string">
            <text:p>1.779ppppp0.018</text:p>
          </table:table-cell>
        </table:table-row>
        <table:table-row table:style-name="ro1">
          <table:table-cell/>
          <table:table-cell office:value-type="string" calcext:value-type="string">
            <text:p>j.ES</text:p>
          </table:table-cell>
          <table:table-cell table:number-columns-repeated="2" office:value-type="string" calcext:value-type="string">
            <text:p>XXXX</text:p>
          </table:table-cell>
          <table:table-cell office:value-type="float" office:value="3.391" calcext:value-type="float">
            <text:p>3.391</text:p>
          </table:table-cell>
          <table:table-cell office:value-type="float" office:value="0.041" calcext:value-type="float">
            <text:p>0.041</text:p>
          </table:table-cell>
          <table:table-cell office:value-type="float" office:value="5.359" calcext:value-type="float">
            <text:p>5.359</text:p>
          </table:table-cell>
          <table:table-cell office:value-type="float" office:value="0.046" calcext:value-type="float">
            <text:p>0.046</text:p>
          </table:table-cell>
          <table:table-cell office:value-type="float" office:value="6.911" calcext:value-type="float">
            <text:p>6.911</text:p>
          </table:table-cell>
          <table:table-cell office:value-type="float" office:value="0.027" calcext:value-type="float">
            <text:p>0.027</text:p>
          </table:table-cell>
          <table:table-cell office:value-type="float" office:value="3.413" calcext:value-type="float">
            <text:p>3.413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table:number-columns-repeated="2" office:value-type="string" calcext:value-type="string">
            <text:p>XXXX</text:p>
          </table:table-cell>
          <table:table-cell table:formula="of:=COM.MICROSOFT.CONCAT([.E5];&quot;ppppp&quot;;;[.F5])" office:value-type="string" office:string-value="3.391ppppp0.041" calcext:value-type="string">
            <text:p>3.391ppppp0.041</text:p>
          </table:table-cell>
          <table:table-cell table:formula="of:=COM.MICROSOFT.CONCAT([.G5];&quot;ppppp&quot;;;[.H5])" office:value-type="string" office:string-value="5.359ppppp0.046" calcext:value-type="string">
            <text:p>5.359ppppp0.046</text:p>
          </table:table-cell>
          <table:table-cell table:formula="of:=COM.MICROSOFT.CONCAT([.I5];&quot;ppppp&quot;;;[.J5])" office:value-type="string" office:string-value="6.911ppppp0.027" calcext:value-type="string">
            <text:p>6.911ppppp0.027</text:p>
          </table:table-cell>
          <table:table-cell table:formula="of:=COM.MICROSOFT.CONCAT([.K5];&quot;ppppp&quot;;;[.L5])" office:value-type="string" office:string-value="3.413ppppp0.011" calcext:value-type="string">
            <text:p>3.413ppppp0.011</text:p>
          </table:table-cell>
        </table:table-row>
        <table:table-row table:style-name="ro1">
          <table:table-cell office:value-type="string" calcext:value-type="string">
            <text:p>Tuned</text:p>
          </table:table-cell>
          <table:table-cell office:value-type="string" calcext:value-type="string">
            <text:p>py.ES</text:p>
          </table:table-cell>
          <table:table-cell table:number-columns-repeated="2" office:value-type="string" calcext:value-type="string">
            <text:p>XXXX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float" office:value="1.636" calcext:value-type="float">
            <text:p>1.636</text:p>
          </table:table-cell>
          <table:table-cell office:value-type="float" office:value="0.516" calcext:value-type="float">
            <text:p>0.516</text:p>
          </table:table-cell>
          <table:table-cell office:value-type="float" office:value="3.135" calcext:value-type="float">
            <text:p>3.13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Tuned</text:p>
          </table:table-cell>
          <table:table-cell office:value-type="string" calcext:value-type="string">
            <text:p>py.ES</text:p>
          </table:table-cell>
          <table:table-cell table:number-columns-repeated="2" office:value-type="string" calcext:value-type="string">
            <text:p>XXXX</text:p>
          </table:table-cell>
          <table:table-cell table:formula="of:=COM.MICROSOFT.CONCAT([.E6];&quot;ppppp&quot;;;[.F6])" office:value-type="string" office:string-value="1ppppp0.094" calcext:value-type="string">
            <text:p>1ppppp0.094</text:p>
          </table:table-cell>
          <table:table-cell table:formula="of:=COM.MICROSOFT.CONCAT([.G6];&quot;ppppp&quot;;;[.H6])" office:value-type="string" office:string-value="1ppppp0.058" calcext:value-type="string">
            <text:p>1ppppp0.058</text:p>
          </table:table-cell>
          <table:table-cell table:formula="of:=COM.MICROSOFT.CONCAT([.I6];&quot;ppppp&quot;;;[.J6])" office:value-type="string" office:string-value="1.636ppppp0.516" calcext:value-type="string">
            <text:p>1.636ppppp0.516</text:p>
          </table:table-cell>
          <table:table-cell table:formula="of:=COM.MICROSOFT.CONCAT([.K6];&quot;ppppp&quot;;;[.L6])" office:value-type="string" office:string-value="3.135ppppp0.01" calcext:value-type="string">
            <text:p>3.135ppppp0.01</text:p>
          </table:table-cell>
        </table:table-row>
        <table:table-row table:style-name="ro1">
          <table:table-cell/>
          <table:table-cell office:value-type="string" calcext:value-type="string">
            <text:p>py.SA</text:p>
          </table:table-cell>
          <table:table-cell table:number-columns-repeated="2" office:value-type="string" calcext:value-type="string">
            <text:p>XXXX</text:p>
          </table:table-cell>
          <table:table-cell office:value-type="float" office:value="1.082" calcext:value-type="float">
            <text:p>1.082</text:p>
          </table:table-cell>
          <table:table-cell office:value-type="float" office:value="0.08" calcext:value-type="float">
            <text:p>0.08</text:p>
          </table:table-cell>
          <table:table-cell office:value-type="float" office:value="1.019" calcext:value-type="float">
            <text:p>1.019</text:p>
          </table:table-cell>
          <table:table-cell office:value-type="float" office:value="0.075" calcext:value-type="float">
            <text:p>0.075</text:p>
          </table:table-cell>
          <table:table-cell office:value-type="float" office:value="1.256" calcext:value-type="float">
            <text:p>1.256</text:p>
          </table:table-cell>
          <table:table-cell office:value-type="float" office:value="0.058" calcext:value-type="float">
            <text:p>0.058</text:p>
          </table:table-cell>
          <table:table-cell office:value-type="float" office:value="1.51" calcext:value-type="float">
            <text:p>1.51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table:number-columns-repeated="2" office:value-type="string" calcext:value-type="string">
            <text:p>XXXX</text:p>
          </table:table-cell>
          <table:table-cell table:formula="of:=COM.MICROSOFT.CONCAT([.E7];&quot;ppppp&quot;;;[.F7])" office:value-type="string" office:string-value="1.082ppppp0.08" calcext:value-type="string">
            <text:p>1.082ppppp0.08</text:p>
          </table:table-cell>
          <table:table-cell table:formula="of:=COM.MICROSOFT.CONCAT([.G7];&quot;ppppp&quot;;;[.H7])" office:value-type="string" office:string-value="1.019ppppp0.075" calcext:value-type="string">
            <text:p>1.019ppppp0.075</text:p>
          </table:table-cell>
          <table:table-cell table:formula="of:=COM.MICROSOFT.CONCAT([.I7];&quot;ppppp&quot;;;[.J7])" office:value-type="string" office:string-value="1.256ppppp0.058" calcext:value-type="string">
            <text:p>1.256ppppp0.058</text:p>
          </table:table-cell>
          <table:table-cell table:formula="of:=COM.MICROSOFT.CONCAT([.K7];&quot;ppppp&quot;;;[.L7])" office:value-type="string" office:string-value="1.51ppppp0.007" calcext:value-type="string">
            <text:p>1.51ppppp0.007</text:p>
          </table:table-cell>
        </table:table-row>
        <table:table-row table:style-name="ro1">
          <table:table-cell/>
          <table:table-cell office:value-type="string" calcext:value-type="string">
            <text:p>j.ES</text:p>
          </table:table-cell>
          <table:table-cell table:number-columns-repeated="2" office:value-type="string" calcext:value-type="string">
            <text:p>XXXX</text:p>
          </table:table-cell>
          <table:table-cell office:value-type="float" office:value="1.009" calcext:value-type="float">
            <text:p>1.009</text:p>
          </table:table-cell>
          <table:table-cell office:value-type="float" office:value="0.057" calcext:value-type="float">
            <text:p>0.057</text:p>
          </table:table-cell>
          <table:table-cell office:value-type="float" office:value="1.06" calcext:value-type="float">
            <text:p>1.06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table:number-columns-repeated="2" office:value-type="string" calcext:value-type="string">
            <text:p>XXXX</text:p>
          </table:table-cell>
          <table:table-cell table:formula="of:=COM.MICROSOFT.CONCAT([.E8];&quot;ppppp&quot;;;[.F8])" office:value-type="string" office:string-value="1.009ppppp0.057" calcext:value-type="string">
            <text:p>1.009ppppp0.057</text:p>
          </table:table-cell>
          <table:table-cell table:formula="of:=COM.MICROSOFT.CONCAT([.G8];&quot;ppppp&quot;;;[.H8])" office:value-type="string" office:string-value="1.06ppppp0.069" calcext:value-type="string">
            <text:p>1.06ppppp0.069</text:p>
          </table:table-cell>
          <table:table-cell table:formula="of:=COM.MICROSOFT.CONCAT([.I8];&quot;ppppp&quot;;;[.J8])" office:value-type="string" office:string-value="1ppppp0.03" calcext:value-type="string">
            <text:p>1ppppp0.03</text:p>
          </table:table-cell>
          <table:table-cell table:formula="of:=COM.MICROSOFT.CONCAT([.K8];&quot;ppppp&quot;;;[.L8])" office:value-type="string" office:string-value="1ppppp0.014" calcext:value-type="string">
            <text:p>1ppppp0.014</text:p>
          </table:table-cell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FRAMAB</text:p>
          </table:table-cell>
          <table:table-cell office:value-type="string" calcext:value-type="string">
            <text:p>XXXX</text:p>
          </table:table-cell>
          <table:table-cell office:value-type="float" office:value="0.989" calcext:value-type="float">
            <text:p>0.989</text:p>
          </table:table-cell>
          <table:table-cell office:value-type="float" office:value="0.079" calcext:value-type="float">
            <text:p>0.079</text:p>
          </table:table-cell>
          <table:table-cell office:value-type="float" office:value="1.127" calcext:value-type="float">
            <text:p>1.127</text:p>
          </table:table-cell>
          <table:table-cell office:value-type="float" office:value="0.081" calcext:value-type="float">
            <text:p>0.081</text:p>
          </table:table-cell>
          <table:table-cell office:value-type="float" office:value="1.452" calcext:value-type="float">
            <text:p>1.452</text:p>
          </table:table-cell>
          <table:table-cell office:value-type="float" office:value="0.06" calcext:value-type="float">
            <text:p>0.06</text:p>
          </table:table-cell>
          <table:table-cell office:value-type="float" office:value="2.228" calcext:value-type="float">
            <text:p>2.228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FRAMAB</text:p>
          </table:table-cell>
          <table:table-cell office:value-type="string" calcext:value-type="string">
            <text:p>XXXX</text:p>
          </table:table-cell>
          <table:table-cell table:formula="of:=COM.MICROSOFT.CONCAT([.E9];&quot;ppppp&quot;;;[.F9])" office:value-type="string" office:string-value="0.989ppppp0.079" calcext:value-type="string">
            <text:p>0.989ppppp0.079</text:p>
          </table:table-cell>
          <table:table-cell table:formula="of:=COM.MICROSOFT.CONCAT([.G9];&quot;ppppp&quot;;;[.H9])" office:value-type="string" office:string-value="1.127ppppp0.081" calcext:value-type="string">
            <text:p>1.127ppppp0.081</text:p>
          </table:table-cell>
          <table:table-cell table:formula="of:=COM.MICROSOFT.CONCAT([.I9];&quot;ppppp&quot;;;[.J9])" office:value-type="string" office:string-value="1.452ppppp0.06" calcext:value-type="string">
            <text:p>1.452ppppp0.06</text:p>
          </table:table-cell>
          <table:table-cell table:formula="of:=COM.MICROSOFT.CONCAT([.K9];&quot;ppppp&quot;;;[.L9])" office:value-type="string" office:string-value="2.228ppppp0.47" calcext:value-type="string">
            <text:p>2.228ppppp0.47</text:p>
          </table:table-cell>
        </table:table-row>
        <table:table-row table:style-name="ro1">
          <table:table-cell/>
          <table:table-cell office:value-type="string" calcext:value-type="string">
            <text:p>YYYY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XXXX</text:p>
          </table:table-cell>
          <table:table-cell office:value-type="float" office:value="0.961" calcext:value-type="float">
            <text:p>0.961</text:p>
          </table:table-cell>
          <table:table-cell office:value-type="float" office:value="0.057" calcext:value-type="float">
            <text:p>0.057</text:p>
          </table:table-cell>
          <table:table-cell office:value-type="float" office:value="1.072" calcext:value-type="float">
            <text:p>1.072</text:p>
          </table:table-cell>
          <table:table-cell office:value-type="float" office:value="0.06" calcext:value-type="float">
            <text:p>0.06</text:p>
          </table:table-cell>
          <table:table-cell office:value-type="float" office:value="1.448" calcext:value-type="float">
            <text:p>1.448</text:p>
          </table:table-cell>
          <table:table-cell office:value-type="float" office:value="0.063" calcext:value-type="float">
            <text:p>0.063</text:p>
          </table:table-cell>
          <table:table-cell office:value-type="float" office:value="2.493" calcext:value-type="float">
            <text:p>2.493</text:p>
          </table:table-cell>
          <table:table-cell office:value-type="float" office:value="0.579" calcext:value-type="float">
            <text:p>0.579</text:p>
          </table:table-cell>
          <table:table-cell table:number-columns-repeated="2"/>
          <table:table-cell office:value-type="string" calcext:value-type="string">
            <text:p>YYYY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XXXX</text:p>
          </table:table-cell>
          <table:table-cell table:formula="of:=COM.MICROSOFT.CONCAT([.E10];&quot;ppppp&quot;;;[.F10])" office:value-type="string" office:string-value="0.961ppppp0.057" calcext:value-type="string">
            <text:p>0.961ppppp0.057</text:p>
          </table:table-cell>
          <table:table-cell table:formula="of:=COM.MICROSOFT.CONCAT([.G10];&quot;ppppp&quot;;;[.H10])" office:value-type="string" office:string-value="1.072ppppp0.06" calcext:value-type="string">
            <text:p>1.072ppppp0.06</text:p>
          </table:table-cell>
          <table:table-cell table:formula="of:=COM.MICROSOFT.CONCAT([.I10];&quot;ppppp&quot;;;[.J10])" office:value-type="string" office:string-value="1.448ppppp0.063" calcext:value-type="string">
            <text:p>1.448ppppp0.063</text:p>
          </table:table-cell>
          <table:table-cell table:formula="of:=COM.MICROSOFT.CONCAT([.K10];&quot;ppppp&quot;;;[.L10])" office:value-type="string" office:string-value="2.493ppppp0.579" calcext:value-type="string">
            <text:p>2.493ppppp0.579</text:p>
          </table:table-cell>
        </table:table-row>
        <table:table-row table:style-name="ro1">
          <table:table-cell office:value-type="string" calcext:value-type="string">
            <text:p>PC-S</text:p>
          </table:table-cell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office:value-type="float" office:value="0.832" calcext:value-type="float">
            <text:p>0.832</text:p>
          </table:table-cell>
          <table:table-cell office:value-type="float" office:value="0.038" calcext:value-type="float">
            <text:p>0.038</text:p>
          </table:table-cell>
          <table:table-cell office:value-type="float" office:value="1.544" calcext:value-type="float">
            <text:p>1.544</text:p>
          </table:table-cell>
          <table:table-cell office:value-type="float" office:value="0.057" calcext:value-type="float">
            <text:p>0.057</text:p>
          </table:table-cell>
          <table:table-cell office:value-type="float" office:value="3.604" calcext:value-type="float">
            <text:p>3.604</text:p>
          </table:table-cell>
          <table:table-cell office:value-type="float" office:value="0.946" calcext:value-type="float">
            <text:p>0.946</text:p>
          </table:table-cell>
          <table:table-cell office:value-type="float" office:value="3.524" calcext:value-type="float">
            <text:p>3.524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string" calcext:value-type="string">
            <text:p>PC-S</text:p>
          </table:table-cell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formula="of:=COM.MICROSOFT.CONCAT([.E11];&quot;ppppp&quot;;;[.F11])" office:value-type="string" office:string-value="0.832ppppp0.038" calcext:value-type="string">
            <text:p>0.832ppppp0.038</text:p>
          </table:table-cell>
          <table:table-cell table:formula="of:=COM.MICROSOFT.CONCAT([.G11];&quot;ppppp&quot;;;[.H11])" office:value-type="string" office:string-value="1.544ppppp0.057" calcext:value-type="string">
            <text:p>1.544ppppp0.057</text:p>
          </table:table-cell>
          <table:table-cell table:formula="of:=COM.MICROSOFT.CONCAT([.I11];&quot;ppppp&quot;;;[.J11])" office:value-type="string" office:string-value="3.604ppppp0.946" calcext:value-type="string">
            <text:p>3.604ppppp0.946</text:p>
          </table:table-cell>
          <table:table-cell table:formula="of:=COM.MICROSOFT.CONCAT([.K11];&quot;ppppp&quot;;;[.L11])" office:value-type="string" office:string-value="3.524ppppp0.009" calcext:value-type="string">
            <text:p>3.524ppppp0.009</text:p>
          </table:table-cell>
        </table:table-row>
        <table:table-row table:style-name="ro1">
          <table:table-cell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office:value-type="float" office:value="0.963" calcext:value-type="float">
            <text:p>0.963</text:p>
          </table:table-cell>
          <table:table-cell office:value-type="float" office:value="0.076" calcext:value-type="float">
            <text:p>0.076</text:p>
          </table:table-cell>
          <table:table-cell office:value-type="float" office:value="1.469" calcext:value-type="float">
            <text:p>1.469</text:p>
          </table:table-cell>
          <table:table-cell office:value-type="float" office:value="0.067" calcext:value-type="float">
            <text:p>0.067</text:p>
          </table:table-cell>
          <table:table-cell office:value-type="float" office:value="2.14" calcext:value-type="float">
            <text:p>2.14</text:p>
          </table:table-cell>
          <table:table-cell office:value-type="float" office:value="0.09" calcext:value-type="float">
            <text:p>0.09</text:p>
          </table:table-cell>
          <table:table-cell office:value-type="float" office:value="2.701" calcext:value-type="float">
            <text:p>2.701</text:p>
          </table:table-cell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formula="of:=COM.MICROSOFT.CONCAT([.E12];&quot;ppppp&quot;;;[.F12])" office:value-type="string" office:string-value="0.963ppppp0.076" calcext:value-type="string">
            <text:p>0.963ppppp0.076</text:p>
          </table:table-cell>
          <table:table-cell table:formula="of:=COM.MICROSOFT.CONCAT([.G12];&quot;ppppp&quot;;;[.H12])" office:value-type="string" office:string-value="1.469ppppp0.067" calcext:value-type="string">
            <text:p>1.469ppppp0.067</text:p>
          </table:table-cell>
          <table:table-cell table:formula="of:=COM.MICROSOFT.CONCAT([.I12];&quot;ppppp&quot;;;[.J12])" office:value-type="string" office:string-value="2.14ppppp0.09" calcext:value-type="string">
            <text:p>2.14ppppp0.09</text:p>
          </table:table-cell>
          <table:table-cell table:formula="of:=COM.MICROSOFT.CONCAT([.K12];&quot;ppppp&quot;;;[.L12])" office:value-type="string" office:string-value="2.701ppppp0.122" calcext:value-type="string">
            <text:p>2.701ppppp0.122</text:p>
          </table:table-cell>
        </table:table-row>
        <table:table-row table:style-name="ro1">
          <table:table-cell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office:value-type="float" office:value="0.746" calcext:value-type="float">
            <text:p>0.746</text:p>
          </table:table-cell>
          <table:table-cell office:value-type="float" office:value="0.086" calcext:value-type="float">
            <text:p>0.086</text:p>
          </table:table-cell>
          <table:table-cell office:value-type="float" office:value="1.033" calcext:value-type="float">
            <text:p>1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1.151" calcext:value-type="float">
            <text:p>1.151</text:p>
          </table:table-cell>
          <table:table-cell office:value-type="float" office:value="0.054" calcext:value-type="float">
            <text:p>0.054</text:p>
          </table:table-cell>
          <table:table-cell office:value-type="float" office:value="2.309" calcext:value-type="float">
            <text:p>2.309</text:p>
          </table:table-cell>
          <table:table-cell office:value-type="float" office:value="0.463" calcext:value-type="float">
            <text:p>0.463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formula="of:=COM.MICROSOFT.CONCAT([.E13];&quot;ppppp&quot;;;[.F13])" office:value-type="string" office:string-value="0.746ppppp0.086" calcext:value-type="string">
            <text:p>0.746ppppp0.086</text:p>
          </table:table-cell>
          <table:table-cell table:formula="of:=COM.MICROSOFT.CONCAT([.G13];&quot;ppppp&quot;;;[.H13])" office:value-type="string" office:string-value="1.033ppppp0.039" calcext:value-type="string">
            <text:p>1.033ppppp0.039</text:p>
          </table:table-cell>
          <table:table-cell table:formula="of:=COM.MICROSOFT.CONCAT([.I13];&quot;ppppp&quot;;;[.J13])" office:value-type="string" office:string-value="1.151ppppp0.054" calcext:value-type="string">
            <text:p>1.151ppppp0.054</text:p>
          </table:table-cell>
          <table:table-cell table:formula="of:=COM.MICROSOFT.CONCAT([.K13];&quot;ppppp&quot;;;[.L13])" office:value-type="string" office:string-value="2.309ppppp0.463" calcext:value-type="string">
            <text:p>2.309ppppp0.463</text:p>
          </table:table-cell>
        </table:table-row>
        <table:table-row table:style-name="ro1">
          <table:table-cell/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office:value-type="float" office:value="0.912" calcext:value-type="float">
            <text:p>0.912</text:p>
          </table:table-cell>
          <table:table-cell office:value-type="float" office:value="0.033" calcext:value-type="float">
            <text:p>0.033</text:p>
          </table:table-cell>
          <table:table-cell office:value-type="float" office:value="1.419" calcext:value-type="float">
            <text:p>1.419</text:p>
          </table:table-cell>
          <table:table-cell office:value-type="float" office:value="0.047" calcext:value-type="float">
            <text:p>0.047</text:p>
          </table:table-cell>
          <table:table-cell office:value-type="float" office:value="2.648" calcext:value-type="float">
            <text:p>2.648</text:p>
          </table:table-cell>
          <table:table-cell office:value-type="float" office:value="0.063" calcext:value-type="float">
            <text:p>0.063</text:p>
          </table:table-cell>
          <table:table-cell office:value-type="float" office:value="3.526" calcext:value-type="float">
            <text:p>3.526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COM.MICROSOFT.CONCAT([.E14];&quot;ppppp&quot;;;[.F14])" office:value-type="string" office:string-value="0.912ppppp0.033" calcext:value-type="string">
            <text:p>0.912ppppp0.033</text:p>
          </table:table-cell>
          <table:table-cell table:formula="of:=COM.MICROSOFT.CONCAT([.G14];&quot;ppppp&quot;;;[.H14])" office:value-type="string" office:string-value="1.419ppppp0.047" calcext:value-type="string">
            <text:p>1.419ppppp0.047</text:p>
          </table:table-cell>
          <table:table-cell table:formula="of:=COM.MICROSOFT.CONCAT([.I14];&quot;ppppp&quot;;;[.J14])" office:value-type="string" office:string-value="2.648ppppp0.063" calcext:value-type="string">
            <text:p>2.648ppppp0.063</text:p>
          </table:table-cell>
          <table:table-cell table:formula="of:=COM.MICROSOFT.CONCAT([.K14];&quot;ppppp&quot;;;[.L14])" office:value-type="string" office:string-value="3.526ppppp0.008" calcext:value-type="string">
            <text:p>3.526ppppp0.008</text:p>
          </table:table-cell>
        </table:table-row>
        <table:table-row table:style-name="ro1">
          <table:table-cell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office:value-type="float" office:value="0.907" calcext:value-type="float">
            <text:p>0.907</text:p>
          </table:table-cell>
          <table:table-cell office:value-type="float" office:value="0.063" calcext:value-type="float">
            <text:p>0.063</text:p>
          </table:table-cell>
          <table:table-cell office:value-type="float" office:value="1.042" calcext:value-type="float">
            <text:p>1.042</text:p>
          </table:table-cell>
          <table:table-cell office:value-type="float" office:value="0.017" calcext:value-type="float">
            <text:p>0.017</text:p>
          </table:table-cell>
          <table:table-cell office:value-type="float" office:value="1.413" calcext:value-type="float">
            <text:p>1.413</text:p>
          </table:table-cell>
          <table:table-cell office:value-type="float" office:value="0.055" calcext:value-type="float">
            <text:p>0.055</text:p>
          </table:table-cell>
          <table:table-cell office:value-type="float" office:value="1.738" calcext:value-type="float">
            <text:p>1.738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COM.MICROSOFT.CONCAT([.E15];&quot;ppppp&quot;;;[.F15])" office:value-type="string" office:string-value="0.907ppppp0.063" calcext:value-type="string">
            <text:p>0.907ppppp0.063</text:p>
          </table:table-cell>
          <table:table-cell table:formula="of:=COM.MICROSOFT.CONCAT([.G15];&quot;ppppp&quot;;;[.H15])" office:value-type="string" office:string-value="1.042ppppp0.017" calcext:value-type="string">
            <text:p>1.042ppppp0.017</text:p>
          </table:table-cell>
          <table:table-cell table:formula="of:=COM.MICROSOFT.CONCAT([.I15];&quot;ppppp&quot;;;[.J15])" office:value-type="string" office:string-value="1.413ppppp0.055" calcext:value-type="string">
            <text:p>1.413ppppp0.055</text:p>
          </table:table-cell>
          <table:table-cell table:formula="of:=COM.MICROSOFT.CONCAT([.K15];&quot;ppppp&quot;;;[.L15])" office:value-type="string" office:string-value="1.738ppppp0.017" calcext:value-type="string">
            <text:p>1.738ppppp0.017</text:p>
          </table:table-cell>
        </table:table-row>
        <table:table-row table:style-name="ro1">
          <table:table-cell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office:value-type="float" office:value="0.702" calcext:value-type="float">
            <text:p>0.7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967" calcext:value-type="float">
            <text:p>0.967</text:p>
          </table:table-cell>
          <table:table-cell office:value-type="float" office:value="0.037" calcext:value-type="float">
            <text:p>0.037</text:p>
          </table:table-cell>
          <table:table-cell office:value-type="float" office:value="1.107" calcext:value-type="float">
            <text:p>1.107</text:p>
          </table:table-cell>
          <table:table-cell office:value-type="float" office:value="0.054" calcext:value-type="float">
            <text:p>0.054</text:p>
          </table:table-cell>
          <table:table-cell office:value-type="float" office:value="1.433" calcext:value-type="float">
            <text:p>1.433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COM.MICROSOFT.CONCAT([.E16];&quot;ppppp&quot;;;[.F16])" office:value-type="string" office:string-value="0.702ppppp0.025" calcext:value-type="string">
            <text:p>0.702ppppp0.025</text:p>
          </table:table-cell>
          <table:table-cell table:style-name="ce4" table:formula="of:=COM.MICROSOFT.CONCAT([.G16];&quot;ppppp&quot;;;[.H16])" office:value-type="string" office:string-value="0.967ppppp0.037" calcext:value-type="string">
            <text:p>0.967ppppp0.037</text:p>
          </table:table-cell>
          <table:table-cell table:formula="of:=COM.MICROSOFT.CONCAT([.I16];&quot;ppppp&quot;;;[.J16])" office:value-type="string" office:string-value="1.107ppppp0.054" calcext:value-type="string">
            <text:p>1.107ppppp0.054</text:p>
          </table:table-cell>
          <table:table-cell table:formula="of:=COM.MICROSOFT.CONCAT([.K16];&quot;ppppp&quot;;;[.L16])" office:value-type="string" office:string-value="1.433ppppp0.017" calcext:value-type="string">
            <text:p>1.433ppppp0.017</text:p>
          </table:table-cell>
        </table:table-row>
        <table:table-row table:style-name="ro1">
          <table:table-cell office:value-type="string" calcext:value-type="string">
            <text:p>PC-H</text:p>
          </table:table-cell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office:value-type="float" office:value="0.891" calcext:value-type="float">
            <text:p>0.891</text:p>
          </table:table-cell>
          <table:table-cell office:value-type="float" office:value="0.122" calcext:value-type="float">
            <text:p>0.122</text:p>
          </table:table-cell>
          <table:table-cell office:value-type="float" office:value="1.109" calcext:value-type="float">
            <text:p>1.109</text:p>
          </table:table-cell>
          <table:table-cell office:value-type="float" office:value="0.058" calcext:value-type="float">
            <text:p>0.058</text:p>
          </table:table-cell>
          <table:table-cell office:value-type="float" office:value="3.273" calcext:value-type="float">
            <text:p>3.273</text:p>
          </table:table-cell>
          <table:table-cell office:value-type="float" office:value="2.483" calcext:value-type="float">
            <text:p>2.483</text:p>
          </table:table-cell>
          <table:table-cell office:value-type="float" office:value="3.524" calcext:value-type="float">
            <text:p>3.524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string" calcext:value-type="string">
            <text:p>PC-H</text:p>
          </table:table-cell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formula="of:=COM.MICROSOFT.CONCAT([.E17];&quot;ppppp&quot;;;[.F17])" office:value-type="string" office:string-value="0.891ppppp0.122" calcext:value-type="string">
            <text:p>0.891ppppp0.122</text:p>
          </table:table-cell>
          <table:table-cell table:formula="of:=COM.MICROSOFT.CONCAT([.G17];&quot;ppppp&quot;;;[.H17])" office:value-type="string" office:string-value="1.109ppppp0.058" calcext:value-type="string">
            <text:p>1.109ppppp0.058</text:p>
          </table:table-cell>
          <table:table-cell table:formula="of:=COM.MICROSOFT.CONCAT([.I17];&quot;ppppp&quot;;;[.J17])" office:value-type="string" office:string-value="3.273ppppp2.483" calcext:value-type="string">
            <text:p>3.273ppppp2.483</text:p>
          </table:table-cell>
          <table:table-cell table:formula="of:=COM.MICROSOFT.CONCAT([.K17];&quot;ppppp&quot;;;[.L17])" office:value-type="string" office:string-value="3.524ppppp0.012" calcext:value-type="string">
            <text:p>3.524ppppp0.012</text:p>
          </table:table-cell>
        </table:table-row>
        <table:table-row table:style-name="ro1">
          <table:table-cell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office:value-type="float" office:value="0.939" calcext:value-type="float">
            <text:p>0.939</text:p>
          </table:table-cell>
          <table:table-cell office:value-type="float" office:value="0.076" calcext:value-type="float">
            <text:p>0.076</text:p>
          </table:table-cell>
          <table:table-cell office:value-type="float" office:value="1.099" calcext:value-type="float">
            <text:p>1.099</text:p>
          </table:table-cell>
          <table:table-cell office:value-type="float" office:value="0.174" calcext:value-type="float">
            <text:p>0.174</text:p>
          </table:table-cell>
          <table:table-cell office:value-type="float" office:value="1.316" calcext:value-type="float">
            <text:p>1.316</text:p>
          </table:table-cell>
          <table:table-cell office:value-type="float" office:value="0.031" calcext:value-type="float">
            <text:p>0.031</text:p>
          </table:table-cell>
          <table:table-cell office:value-type="float" office:value="1.813" calcext:value-type="float">
            <text:p>1.813</text:p>
          </table:table-cell>
          <table:table-cell office:value-type="float" office:value="0.377" calcext:value-type="float">
            <text:p>0.377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formula="of:=COM.MICROSOFT.CONCAT([.E18];&quot;ppppp&quot;;;[.F18])" office:value-type="string" office:string-value="0.939ppppp0.076" calcext:value-type="string">
            <text:p>0.939ppppp0.076</text:p>
          </table:table-cell>
          <table:table-cell table:formula="of:=COM.MICROSOFT.CONCAT([.G18];&quot;ppppp&quot;;;[.H18])" office:value-type="string" office:string-value="1.099ppppp0.174" calcext:value-type="string">
            <text:p>1.099ppppp0.174</text:p>
          </table:table-cell>
          <table:table-cell table:formula="of:=COM.MICROSOFT.CONCAT([.I18];&quot;ppppp&quot;;;[.J18])" office:value-type="string" office:string-value="1.316ppppp0.031" calcext:value-type="string">
            <text:p>1.316ppppp0.031</text:p>
          </table:table-cell>
          <table:table-cell table:formula="of:=COM.MICROSOFT.CONCAT([.K18];&quot;ppppp&quot;;;[.L18])" office:value-type="string" office:string-value="1.813ppppp0.377" calcext:value-type="string">
            <text:p>1.813ppppp0.377</text:p>
          </table:table-cell>
        </table:table-row>
        <table:table-row table:style-name="ro1">
          <table:table-cell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office:value-type="float" office:value="0.687" calcext:value-type="float">
            <text:p>0.687</text:p>
          </table:table-cell>
          <table:table-cell office:value-type="float" office:value="0.047" calcext:value-type="float">
            <text:p>0.047</text:p>
          </table:table-cell>
          <table:table-cell office:value-type="float" office:value="0.992" calcext:value-type="float">
            <text:p>0.992</text:p>
          </table:table-cell>
          <table:table-cell office:value-type="float" office:value="0.049" calcext:value-type="float">
            <text:p>0.049</text:p>
          </table:table-cell>
          <table:table-cell office:value-type="float" office:value="1.081" calcext:value-type="float">
            <text:p>1.081</text:p>
          </table:table-cell>
          <table:table-cell office:value-type="float" office:value="0.04" calcext:value-type="float">
            <text:p>0.04</text:p>
          </table:table-cell>
          <table:table-cell office:value-type="float" office:value="0.985" calcext:value-type="float">
            <text:p>0.985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TPE</text:p>
          </table:table-cell>
          <table:table-cell table:style-name="ce4" table:formula="of:=COM.MICROSOFT.CONCAT([.E19];&quot;ppppp&quot;;;[.F19])" office:value-type="string" office:string-value="0.687ppppp0.047" calcext:value-type="string">
            <text:p>0.687ppppp0.047</text:p>
          </table:table-cell>
          <table:table-cell table:formula="of:=COM.MICROSOFT.CONCAT([.G19];&quot;ppppp&quot;;;[.H19])" office:value-type="string" office:string-value="0.992ppppp0.049" calcext:value-type="string">
            <text:p>0.992ppppp0.049</text:p>
          </table:table-cell>
          <table:table-cell table:style-name="ce4" table:formula="of:=COM.MICROSOFT.CONCAT([.I19];&quot;ppppp&quot;;;[.J19])" office:value-type="string" office:string-value="1.081ppppp0.04" calcext:value-type="string">
            <text:p>1.081ppppp0.04</text:p>
          </table:table-cell>
          <table:table-cell table:style-name="ce4" table:formula="of:=COM.MICROSOFT.CONCAT([.K19];&quot;ppppp&quot;;;[.L19])" office:value-type="string" office:string-value="0.985ppppp0.14" calcext:value-type="string">
            <text:p>0.985ppppp0.14</text:p>
          </table:table-cell>
        </table:table-row>
        <table:table-row table:style-name="ro1">
          <table:table-cell/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office:value-type="float" office:value="0.879" calcext:value-type="float">
            <text:p>0.879</text:p>
          </table:table-cell>
          <table:table-cell office:value-type="float" office:value="0.069" calcext:value-type="float">
            <text:p>0.069</text:p>
          </table:table-cell>
          <table:table-cell office:value-type="float" office:value="1.392" calcext:value-type="float">
            <text:p>1.392</text:p>
          </table:table-cell>
          <table:table-cell office:value-type="float" office:value="0.064" calcext:value-type="float">
            <text:p>0.064</text:p>
          </table:table-cell>
          <table:table-cell office:value-type="float" office:value="4.021" calcext:value-type="float">
            <text:p>4.021</text:p>
          </table:table-cell>
          <table:table-cell office:value-type="float" office:value="2.035" calcext:value-type="float">
            <text:p>2.035</text:p>
          </table:table-cell>
          <table:table-cell office:value-type="float" office:value="3.521" calcext:value-type="float">
            <text:p>3.521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py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COM.MICROSOFT.CONCAT([.E20];&quot;ppppp&quot;;;[.F20])" office:value-type="string" office:string-value="0.879ppppp0.069" calcext:value-type="string">
            <text:p>0.879ppppp0.069</text:p>
          </table:table-cell>
          <table:table-cell table:formula="of:=COM.MICROSOFT.CONCAT([.G20];&quot;ppppp&quot;;;[.H20])" office:value-type="string" office:string-value="1.392ppppp0.064" calcext:value-type="string">
            <text:p>1.392ppppp0.064</text:p>
          </table:table-cell>
          <table:table-cell table:formula="of:=COM.MICROSOFT.CONCAT([.I20];&quot;ppppp&quot;;;[.J20])" office:value-type="string" office:string-value="4.021ppppp2.035" calcext:value-type="string">
            <text:p>4.021ppppp2.035</text:p>
          </table:table-cell>
          <table:table-cell table:formula="of:=COM.MICROSOFT.CONCAT([.K20];&quot;ppppp&quot;;;[.L20])" office:value-type="string" office:string-value="3.521ppppp0.007" calcext:value-type="string">
            <text:p>3.521ppppp0.007</text:p>
          </table:table-cell>
        </table:table-row>
        <table:table-row table:style-name="ro1">
          <table:table-cell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office:value-type="float" office:value="0.923" calcext:value-type="float">
            <text:p>0.923</text:p>
          </table:table-cell>
          <table:table-cell office:value-type="float" office:value="0.09" calcext:value-type="float">
            <text:p>0.09</text:p>
          </table:table-cell>
          <table:table-cell office:value-type="float" office:value="1.074" calcext:value-type="float">
            <text:p>1.074</text:p>
          </table:table-cell>
          <table:table-cell office:value-type="float" office:value="0.039" calcext:value-type="float">
            <text:p>0.039</text:p>
          </table:table-cell>
          <table:table-cell office:value-type="float" office:value="1.406" calcext:value-type="float">
            <text:p>1.406</text:p>
          </table:table-cell>
          <table:table-cell office:value-type="float" office:value="0.074" calcext:value-type="float">
            <text:p>0.074</text:p>
          </table:table-cell>
          <table:table-cell office:value-type="float" office:value="1.638" calcext:value-type="float">
            <text:p>1.638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py.S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COM.MICROSOFT.CONCAT([.E21];&quot;ppppp&quot;;;[.F21])" office:value-type="string" office:string-value="0.923ppppp0.09" calcext:value-type="string">
            <text:p>0.923ppppp0.09</text:p>
          </table:table-cell>
          <table:table-cell table:formula="of:=COM.MICROSOFT.CONCAT([.G21];&quot;ppppp&quot;;;[.H21])" office:value-type="string" office:string-value="1.074ppppp0.039" calcext:value-type="string">
            <text:p>1.074ppppp0.039</text:p>
          </table:table-cell>
          <table:table-cell table:formula="of:=COM.MICROSOFT.CONCAT([.I21];&quot;ppppp&quot;;;[.J21])" office:value-type="string" office:string-value="1.406ppppp0.074" calcext:value-type="string">
            <text:p>1.406ppppp0.074</text:p>
          </table:table-cell>
          <table:table-cell table:formula="of:=COM.MICROSOFT.CONCAT([.K21];&quot;ppppp&quot;;;[.L21])" office:value-type="string" office:string-value="1.638ppppp0.019" calcext:value-type="string">
            <text:p>1.638ppppp0.019</text:p>
          </table:table-cell>
        </table:table-row>
        <table:table-row table:style-name="ro1">
          <table:table-cell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office:value-type="float" office:value="0.728" calcext:value-type="float">
            <text:p>0.728</text:p>
          </table:table-cell>
          <table:table-cell office:value-type="float" office:value="0.081" calcext:value-type="float">
            <text:p>0.081</text:p>
          </table:table-cell>
          <table:table-cell office:value-type="float" office:value="0.973" calcext:value-type="float">
            <text:p>0.973</text:p>
          </table:table-cell>
          <table:table-cell office:value-type="float" office:value="0.061" calcext:value-type="float">
            <text:p>0.061</text:p>
          </table:table-cell>
          <table:table-cell office:value-type="float" office:value="1.104" calcext:value-type="float">
            <text:p>1.104</text:p>
          </table:table-cell>
          <table:table-cell office:value-type="float" office:value="0.033" calcext:value-type="float">
            <text:p>0.033</text:p>
          </table:table-cell>
          <table:table-cell office:value-type="float" office:value="1.351" calcext:value-type="float">
            <text:p>1.351</text:p>
          </table:table-cell>
          <table:table-cell office:value-type="float" office:value="0.142" calcext:value-type="float">
            <text:p>0.142</text:p>
          </table:table-cell>
          <table:table-cell table:number-columns-repeated="2"/>
          <table:table-cell office:value-type="string" calcext:value-type="string">
            <text:p>j.ES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RR</text:p>
          </table:table-cell>
          <table:table-cell table:formula="of:=COM.MICROSOFT.CONCAT([.E22];&quot;ppppp&quot;;;[.F22])" office:value-type="string" office:string-value="0.728ppppp0.081" calcext:value-type="string">
            <text:p>0.728ppppp0.081</text:p>
          </table:table-cell>
          <table:table-cell table:formula="of:=COM.MICROSOFT.CONCAT([.G22];&quot;ppppp&quot;;;[.H22])" office:value-type="string" office:string-value="0.973ppppp0.061" calcext:value-type="string">
            <text:p>0.973ppppp0.061</text:p>
          </table:table-cell>
          <table:table-cell table:formula="of:=COM.MICROSOFT.CONCAT([.I22];&quot;ppppp&quot;;;[.J22])" office:value-type="string" office:string-value="1.104ppppp0.033" calcext:value-type="string">
            <text:p>1.104ppppp0.033</text:p>
          </table:table-cell>
          <table:table-cell table:formula="of:=COM.MICROSOFT.CONCAT([.K22];&quot;ppppp&quot;;;[.L22])" office:value-type="string" office:string-value="1.351ppppp0.142" calcext:value-type="string">
            <text:p>1.351ppppp0.142</text:p>
          </table:table-cell>
        </table:table-row>
        <table:table-row table:style-name="ro1">
          <table:table-cell office:value-type="string" calcext:value-type="string">
            <text:p>HH-PC-S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TPE</text:p>
          </table:table-cell>
          <table:table-cell/>
          <table:table-cell office:value-type="float" office:value="0.854" calcext:value-type="float">
            <text:p>0.854</text:p>
          </table:table-cell>
          <table:table-cell office:value-type="float" office:value="0.059" calcext:value-type="float">
            <text:p>0.059</text:p>
          </table:table-cell>
          <table:table-cell office:value-type="float" office:value="1.037" calcext:value-type="float">
            <text:p>1.037</text:p>
          </table:table-cell>
          <table:table-cell office:value-type="float" office:value="0.075" calcext:value-type="float">
            <text:p>0.075</text:p>
          </table:table-cell>
          <table:table-cell office:value-type="float" office:value="1.157" calcext:value-type="float">
            <text:p>1.157</text:p>
          </table:table-cell>
          <table:table-cell office:value-type="float" office:value="0.067" calcext:value-type="float">
            <text:p>0.067</text:p>
          </table:table-cell>
          <table:table-cell office:value-type="float" office:value="1.957" calcext:value-type="float">
            <text:p>1.95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HH-PC-S</text:p>
          </table:table-cell>
          <table:table-cell office:value-type="string" calcext:value-type="string">
            <text:p>YYYY</text:p>
          </table:table-cell>
          <table:table-cell office:value-type="string" calcext:value-type="string" table:number-columns-spanned="2" table:number-rows-spanned="1">
            <text:p>TPE</text:p>
          </table:table-cell>
          <table:covered-table-cell/>
          <table:table-cell table:formula="of:=COM.MICROSOFT.CONCAT([.E23];&quot;ppppp&quot;;;[.F23])" office:value-type="string" office:string-value="0.854ppppp0.059" calcext:value-type="string">
            <text:p>0.854ppppp0.059</text:p>
          </table:table-cell>
          <table:table-cell table:formula="of:=COM.MICROSOFT.CONCAT([.G23];&quot;ppppp&quot;;;[.H23])" office:value-type="string" office:string-value="1.037ppppp0.075" calcext:value-type="string">
            <text:p>1.037ppppp0.075</text:p>
          </table:table-cell>
          <table:table-cell table:formula="of:=COM.MICROSOFT.CONCAT([.I23];&quot;ppppp&quot;;;[.J23])" office:value-type="string" office:string-value="1.157ppppp0.067" calcext:value-type="string">
            <text:p>1.157ppppp0.067</text:p>
          </table:table-cell>
          <table:table-cell table:formula="of:=COM.MICROSOFT.CONCAT([.K23];&quot;ppppp&quot;;;[.L23])" office:value-type="string" office:string-value="1.957ppppp0.05" calcext:value-type="string">
            <text:p>1.957ppppp0.05</text:p>
          </table:table-cell>
        </table:table-row>
        <table:table-row table:style-name="ro1">
          <table:table-cell/>
          <table:table-cell office:value-type="string" calcext:value-type="string">
            <text:p>YYYY</text:p>
          </table:table-cell>
          <table:table-cell office:value-type="string" calcext:value-type="string">
            <text:p>BRR</text:p>
          </table:table-cell>
          <table:table-cell/>
          <table:table-cell office:value-type="float" office:value="0.834" calcext:value-type="float">
            <text:p>0.834</text:p>
          </table:table-cell>
          <table:table-cell office:value-type="float" office:value="0.065" calcext:value-type="float">
            <text:p>0.065</text:p>
          </table:table-cell>
          <table:table-cell office:value-type="float" office:value="1.063" calcext:value-type="float">
            <text:p>1.063</text:p>
          </table:table-cell>
          <table:table-cell office:value-type="float" office:value="0.058" calcext:value-type="float">
            <text:p>0.058</text:p>
          </table:table-cell>
          <table:table-cell office:value-type="float" office:value="1.523" calcext:value-type="float">
            <text:p>1.523</text:p>
          </table:table-cell>
          <table:table-cell office:value-type="float" office:value="0.283" calcext:value-type="float">
            <text:p>0.283</text:p>
          </table:table-cell>
          <table:table-cell office:value-type="float" office:value="2.774" calcext:value-type="float">
            <text:p>2.774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string" calcext:value-type="string">
            <text:p>YYYY</text:p>
          </table:table-cell>
          <table:table-cell office:value-type="string" calcext:value-type="string" table:number-columns-spanned="2" table:number-rows-spanned="1">
            <text:p>BRR</text:p>
          </table:table-cell>
          <table:covered-table-cell/>
          <table:table-cell table:formula="of:=COM.MICROSOFT.CONCAT([.E24];&quot;ppppp&quot;;;[.F24])" office:value-type="string" office:string-value="0.834ppppp0.065" calcext:value-type="string">
            <text:p>0.834ppppp0.065</text:p>
          </table:table-cell>
          <table:table-cell table:formula="of:=COM.MICROSOFT.CONCAT([.G24];&quot;ppppp&quot;;;[.H24])" office:value-type="string" office:string-value="1.063ppppp0.058" calcext:value-type="string">
            <text:p>1.063ppppp0.058</text:p>
          </table:table-cell>
          <table:table-cell table:formula="of:=COM.MICROSOFT.CONCAT([.I24];&quot;ppppp&quot;;;[.J24])" office:value-type="string" office:string-value="1.523ppppp0.283" calcext:value-type="string">
            <text:p>1.523ppppp0.283</text:p>
          </table:table-cell>
          <table:table-cell table:formula="of:=COM.MICROSOFT.CONCAT([.K24];&quot;ppppp&quot;;;[.L24])" office:value-type="string" office:string-value="2.774ppppp0.054" calcext:value-type="string">
            <text:p>2.774ppppp0.054</text:p>
          </table:table-cell>
        </table:table-row>
        <table:table-row table:style-name="ro1">
          <table:table-cell office:value-type="string" calcext:value-type="string">
            <text:p>HH-PC-H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FRAMAB</text:p>
          </table:table-cell>
          <table:table-cell office:value-type="string" calcext:value-type="string">
            <text:p>TPE</text:p>
          </table:table-cell>
          <table:table-cell office:value-type="float" office:value="0.775" calcext:value-type="float">
            <text:p>0.775</text:p>
          </table:table-cell>
          <table:table-cell office:value-type="float" office:value="0.1" calcext:value-type="float">
            <text:p>0.1</text:p>
          </table:table-cell>
          <table:table-cell office:value-type="float" office:value="1.015" calcext:value-type="float">
            <text:p>1.015</text:p>
          </table:table-cell>
          <table:table-cell office:value-type="float" office:value="0.067" calcext:value-type="float">
            <text:p>0.067</text:p>
          </table:table-cell>
          <table:table-cell office:value-type="float" office:value="1.064" calcext:value-type="float">
            <text:p>1.064</text:p>
          </table:table-cell>
          <table:table-cell office:value-type="float" office:value="0.056" calcext:value-type="float">
            <text:p>0.056</text:p>
          </table:table-cell>
          <table:table-cell office:value-type="float" office:value="1.546" calcext:value-type="float">
            <text:p>1.546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string" calcext:value-type="string">
            <text:p>HH-PC-H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FRAMAB</text:p>
          </table:table-cell>
          <table:table-cell office:value-type="string" calcext:value-type="string">
            <text:p>TPE</text:p>
          </table:table-cell>
          <table:table-cell table:formula="of:=COM.MICROSOFT.CONCAT([.E25];&quot;ppppp&quot;;;[.F25])" office:value-type="string" office:string-value="0.775ppppp0.1" calcext:value-type="string">
            <text:p>0.775ppppp0.1</text:p>
          </table:table-cell>
          <table:table-cell table:formula="of:=COM.MICROSOFT.CONCAT([.G25];&quot;ppppp&quot;;;[.H25])" office:value-type="string" office:string-value="1.015ppppp0.067" calcext:value-type="string">
            <text:p>1.015ppppp0.067</text:p>
          </table:table-cell>
          <table:table-cell table:style-name="ce4" table:formula="of:=COM.MICROSOFT.CONCAT([.I25];&quot;ppppp&quot;;;[.J25])" office:value-type="string" office:string-value="1.064ppppp0.056" calcext:value-type="string">
            <text:p>1.064ppppp0.056</text:p>
          </table:table-cell>
          <table:table-cell table:style-name="ce4" table:formula="of:=COM.MICROSOFT.CONCAT([.K25];&quot;ppppp&quot;;;[.L25])" office:value-type="string" office:string-value="1.546ppppp0.265" calcext:value-type="string">
            <text:p>1.546ppppp0.265</text:p>
          </table:table-cell>
        </table:table-row>
        <table:table-row table:style-name="ro1">
          <table:table-cell/>
          <table:table-cell office:value-type="string" calcext:value-type="string">
            <text:p>YYYY</text:p>
          </table:table-cell>
          <table:table-cell office:value-type="string" calcext:value-type="string">
            <text:p>FRAMAB</text:p>
          </table:table-cell>
          <table:table-cell office:value-type="string" calcext:value-type="string">
            <text:p>BRR</text:p>
          </table:table-cell>
          <table:table-cell office:value-type="float" office:value="0.778" calcext:value-type="float">
            <text:p>0.778</text:p>
          </table:table-cell>
          <table:table-cell office:value-type="float" office:value="0.073" calcext:value-type="float">
            <text:p>0.073</text:p>
          </table:table-cell>
          <table:table-cell office:value-type="float" office:value="0.988" calcext:value-type="float">
            <text:p>0.988</text:p>
          </table:table-cell>
          <table:table-cell office:value-type="float" office:value="0.059" calcext:value-type="float">
            <text:p>0.059</text:p>
          </table:table-cell>
          <table:table-cell office:value-type="float" office:value="1.115" calcext:value-type="float">
            <text:p>1.115</text:p>
          </table:table-cell>
          <table:table-cell office:value-type="float" office:value="0.038" calcext:value-type="float">
            <text:p>0.038</text:p>
          </table:table-cell>
          <table:table-cell office:value-type="float" office:value="1.882" calcext:value-type="float">
            <text:p>1.882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office:value-type="string" calcext:value-type="string">
            <text:p>YYYY</text:p>
          </table:table-cell>
          <table:table-cell office:value-type="string" calcext:value-type="string">
            <text:p>FRAMAB</text:p>
          </table:table-cell>
          <table:table-cell office:value-type="string" calcext:value-type="string">
            <text:p>BRR</text:p>
          </table:table-cell>
          <table:table-cell table:formula="of:=COM.MICROSOFT.CONCAT([.E26];&quot;ppppp&quot;;;[.F26])" office:value-type="string" office:string-value="0.778ppppp0.073" calcext:value-type="string">
            <text:p>0.778ppppp0.073</text:p>
          </table:table-cell>
          <table:table-cell table:style-name="ce4" table:formula="of:=COM.MICROSOFT.CONCAT([.G26];&quot;ppppp&quot;;;[.H26])" office:value-type="string" office:string-value="0.988ppppp0.059" calcext:value-type="string">
            <text:p>0.988ppppp0.059</text:p>
          </table:table-cell>
          <table:table-cell table:formula="of:=COM.MICROSOFT.CONCAT([.I26];&quot;ppppp&quot;;;[.J26])" office:value-type="string" office:string-value="1.115ppppp0.038" calcext:value-type="string">
            <text:p>1.115ppppp0.038</text:p>
          </table:table-cell>
          <table:table-cell table:formula="of:=COM.MICROSOFT.CONCAT([.K26];&quot;ppppp&quot;;;[.L26])" office:value-type="string" office:string-value="1.882ppppp0.074" calcext:value-type="string">
            <text:p>1.882ppppp0.074</text:p>
          </table:table-cell>
        </table:table-row>
        <table:table-row table:style-name="ro1">
          <table:table-cell/>
          <table:table-cell office:value-type="string" calcext:value-type="string">
            <text:p>YYYY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TPE</text:p>
          </table:table-cell>
          <table:table-cell office:value-type="float" office:value="0.768" calcext:value-type="float">
            <text:p>0.768</text:p>
          </table:table-cell>
          <table:table-cell office:value-type="float" office:value="0.137" calcext:value-type="float">
            <text:p>0.137</text:p>
          </table:table-cell>
          <table:table-cell office:value-type="float" office:value="1.044" calcext:value-type="float">
            <text:p>1.044</text:p>
          </table:table-cell>
          <table:table-cell office:value-type="float" office:value="0.055" calcext:value-type="float">
            <text:p>0.055</text:p>
          </table:table-cell>
          <table:table-cell office:value-type="float" office:value="1.09" calcext:value-type="float">
            <text:p>1.09</text:p>
          </table:table-cell>
          <table:table-cell office:value-type="float" office:value="0.075" calcext:value-type="float">
            <text:p>0.075</text:p>
          </table:table-cell>
          <table:table-cell office:value-type="float" office:value="2.036" calcext:value-type="float">
            <text:p>2.036</text:p>
          </table:table-cell>
          <table:table-cell office:value-type="float" office:value="0.484" calcext:value-type="float">
            <text:p>0.484</text:p>
          </table:table-cell>
          <table:table-cell table:number-columns-repeated="2"/>
          <table:table-cell office:value-type="string" calcext:value-type="string">
            <text:p>YYYY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TPE</text:p>
          </table:table-cell>
          <table:table-cell table:style-name="ce4" table:formula="of:=COM.MICROSOFT.CONCAT([.E27];&quot;ppppp&quot;;;[.F27])" office:value-type="string" office:string-value="0.768ppppp0.137" calcext:value-type="string">
            <text:p>0.768ppppp0.137</text:p>
          </table:table-cell>
          <table:table-cell table:formula="of:=COM.MICROSOFT.CONCAT([.G27];&quot;ppppp&quot;;;[.H27])" office:value-type="string" office:string-value="1.044ppppp0.055" calcext:value-type="string">
            <text:p>1.044ppppp0.055</text:p>
          </table:table-cell>
          <table:table-cell table:formula="of:=COM.MICROSOFT.CONCAT([.I27];&quot;ppppp&quot;;;[.J27])" office:value-type="string" office:string-value="1.09ppppp0.075" calcext:value-type="string">
            <text:p>1.09ppppp0.075</text:p>
          </table:table-cell>
          <table:table-cell table:formula="of:=COM.MICROSOFT.CONCAT([.K27];&quot;ppppp&quot;;;[.L27])" office:value-type="string" office:string-value="2.036ppppp0.484" calcext:value-type="string">
            <text:p>2.036ppppp0.484</text:p>
          </table:table-cell>
        </table:table-row>
        <table:table-row table:style-name="ro1">
          <table:table-cell/>
          <table:table-cell office:value-type="string" calcext:value-type="string">
            <text:p>YYYY</text:p>
          </table:table-cell>
          <table:table-cell table:number-columns-repeated="2" office:value-type="string" calcext:value-type="string">
            <text:p>BRR</text:p>
          </table:table-cell>
          <table:table-cell office:value-type="float" office:value="0.773" calcext:value-type="float">
            <text:p>0.773</text:p>
          </table:table-cell>
          <table:table-cell office:value-type="float" office:value="0.147" calcext:value-type="float">
            <text:p>0.147</text:p>
          </table:table-cell>
          <table:table-cell office:value-type="float" office:value="1.019" calcext:value-type="float">
            <text:p>1.019</text:p>
          </table:table-cell>
          <table:table-cell office:value-type="float" office:value="0.066" calcext:value-type="float">
            <text:p>0.066</text:p>
          </table:table-cell>
          <table:table-cell office:value-type="float" office:value="1.131" calcext:value-type="float">
            <text:p>1.131</text:p>
          </table:table-cell>
          <table:table-cell office:value-type="float" office:value="0.051" calcext:value-type="float">
            <text:p>0.051</text:p>
          </table:table-cell>
          <table:table-cell office:value-type="float" office:value="2.238" calcext:value-type="float">
            <text:p>2.238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  <table:table-cell office:value-type="string" calcext:value-type="string">
            <text:p>YYYY</text:p>
          </table:table-cell>
          <table:table-cell table:number-columns-repeated="2" office:value-type="string" calcext:value-type="string">
            <text:p>BRR</text:p>
          </table:table-cell>
          <table:table-cell table:formula="of:=COM.MICROSOFT.CONCAT([.E28];&quot;ppppp&quot;;;[.F28])" office:value-type="string" office:string-value="0.773ppppp0.147" calcext:value-type="string">
            <text:p>0.773ppppp0.147</text:p>
          </table:table-cell>
          <table:table-cell table:formula="of:=COM.MICROSOFT.CONCAT([.G28];&quot;ppppp&quot;;;[.H28])" office:value-type="string" office:string-value="1.019ppppp0.066" calcext:value-type="string">
            <text:p>1.019ppppp0.066</text:p>
          </table:table-cell>
          <table:table-cell table:formula="of:=COM.MICROSOFT.CONCAT([.I28];&quot;ppppp&quot;;;[.J28])" office:value-type="string" office:string-value="1.131ppppp0.051" calcext:value-type="string">
            <text:p>1.131ppppp0.051</text:p>
          </table:table-cell>
          <table:table-cell table:formula="of:=COM.MICROSOFT.CONCAT([.K28];&quot;ppppp&quot;;;[.L28])" office:value-type="string" office:string-value="2.238ppppp0.115" calcext:value-type="string">
            <text:p>2.238ppppp0.115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 PC</text:p>
          </table:table-cell>
          <table:table-cell table:number-columns-repeated="15"/>
          <table:table-cell office:value-type="float" office:value="0.686993742346451" calcext:value-type="float">
            <text:p>0.686993742346451</text:p>
          </table:table-cell>
          <table:table-cell office:value-type="float" office:value="0.966799699954173" calcext:value-type="float">
            <text:p>0.966799699954173</text:p>
          </table:table-cell>
          <table:table-cell office:value-type="float" office:value="1.08145066390699" calcext:value-type="float">
            <text:p>1.08145066390699</text:p>
          </table:table-cell>
          <table:table-cell office:value-type="float" office:value="0.984770258747678" calcext:value-type="float">
            <text:p>0.984770258747678</text:p>
          </table:table-cell>
        </table:table-row>
        <table:table-row table:style-name="ro1">
          <table:table-cell/>
          <table:table-cell office:value-type="string" calcext:value-type="string">
            <text:p>min HH-PC</text:p>
          </table:table-cell>
          <table:table-cell table:number-columns-repeated="15"/>
          <table:table-cell office:value-type="float" office:value="0.768332003909629" calcext:value-type="float">
            <text:p>0.768332003909629</text:p>
          </table:table-cell>
          <table:table-cell office:value-type="float" office:value="0.987894630965521" calcext:value-type="float">
            <text:p>0.987894630965521</text:p>
          </table:table-cell>
          <table:table-cell office:value-type="float" office:value="1.06407335386396" calcext:value-type="float">
            <text:p>1.06407335386396</text:p>
          </table:table-cell>
          <table:table-cell office:value-type="float" office:value="1.54613835088091" calcext:value-type="float">
            <text:p>1.54613835088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18:14:16.477084430</dc:date>
    <meta:editing-duration>PT2H2M45S</meta:editing-duration>
    <meta:editing-cycles>19</meta:editing-cycles>
    <meta:generator>LibreOffice/6.0.7.3$Linux_X86_64 LibreOffice_project/00m0$Build-3</meta:generator>
    <meta:document-statistic meta:table-count="2" meta:cell-count="1103" meta:object-count="0"/>
  </office:meta>
</office:document-meta>
</file>